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padding="0.097cm" fo:border="0.05pt solid #000000"/>
    </style:style>
    <style:style style:name="Table1.A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padding="0.097cm" fo:border="0.05pt solid #000000"/>
    </style:style>
    <style:style style:name="Table2.A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padding="0.097cm" fo:border="0.05pt solid #000000"/>
    </style:style>
    <style:style style:name="Table3.A2" style:family="table-cell">
      <style:table-cell-properties fo:padding="0.097cm" fo:border-left="0.05pt solid #000000" fo:border-right="0.05pt solid #000000" fo:border-top="none" fo:border-bottom="0.05pt solid #000000"/>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padding="0.097cm" fo:border="0.05pt solid #000000"/>
    </style:style>
    <style:style style:name="Table4.A2" style:family="table-cell">
      <style:table-cell-properties fo:padding="0.097cm" fo:border-left="0.05pt solid #000000" fo:border-right="0.05pt solid #000000" fo:border-top="none" fo:border-bottom="0.05pt solid #000000"/>
    </style:style>
    <style:style style:name="Table4.19" style:family="table-row">
      <style:table-row-properties style:min-row-height="0.72cm"/>
    </style:style>
    <style:style style:name="Table5" style:family="table">
      <style:table-properties style:width="17cm" table:align="margins"/>
    </style:style>
    <style:style style:name="Table5.A" style:family="table-column">
      <style:table-column-properties style:column-width="17cm" style:rel-column-width="65535*"/>
    </style:style>
    <style:style style:name="Table5.A1" style:family="table-cell">
      <style:table-cell-properties fo:padding="0.097cm" fo:border="0.05pt solid #000000"/>
    </style:style>
    <style:style style:name="Table5.A2" style:family="table-cell">
      <style:table-cell-properties fo:padding="0.097cm" fo:border-left="0.05pt solid #000000" fo:border-right="0.05pt solid #000000" fo:border-top="none" fo:border-bottom="0.05pt solid #000000"/>
    </style:style>
    <style:style style:name="Table6" style:family="table">
      <style:table-properties style:width="17cm" table:align="margins"/>
    </style:style>
    <style:style style:name="Table6.A" style:family="table-column">
      <style:table-column-properties style:column-width="17cm" style:rel-column-width="65535*"/>
    </style:style>
    <style:style style:name="Table6.A1" style:family="table-cell">
      <style:table-cell-properties fo:padding="0.097cm" fo:border="0.05pt solid #000000"/>
    </style:style>
    <style:style style:name="Table6.A2" style:family="table-cell">
      <style:table-cell-properties fo:padding="0.097cm" fo:border-left="0.05pt solid #000000" fo:border-right="0.05pt solid #000000" fo:border-top="none" fo:border-bottom="0.05pt solid #000000"/>
    </style:style>
    <style:style style:name="Table7" style:family="table">
      <style:table-properties style:width="17cm" table:align="margins"/>
    </style:style>
    <style:style style:name="Table7.A" style:family="table-column">
      <style:table-column-properties style:column-width="17cm" style:rel-column-width="65535*"/>
    </style:style>
    <style:style style:name="Table7.A1" style:family="table-cell">
      <style:table-cell-properties fo:padding="0.097cm" fo:border="0.05pt solid #000000"/>
    </style:style>
    <style:style style:name="Table7.A2" style:family="table-cell">
      <style:table-cell-properties fo:padding="0.097cm" fo:border-left="0.05pt solid #000000" fo:border-right="0.05pt solid #000000" fo:border-top="none" fo:border-bottom="0.05pt solid #000000"/>
    </style:style>
    <style:style style:name="Table8" style:family="table">
      <style:table-properties style:width="17cm" table:align="margins"/>
    </style:style>
    <style:style style:name="Table8.A" style:family="table-column">
      <style:table-column-properties style:column-width="17cm" style:rel-column-width="65535*"/>
    </style:style>
    <style:style style:name="Table8.A1" style:family="table-cell">
      <style:table-cell-properties fo:padding="0.097cm" fo:border="0.05pt solid #000000"/>
    </style:style>
    <style:style style:name="Table8.A2" style:family="table-cell">
      <style:table-cell-properties fo:padding="0.097cm" fo:border-left="0.05pt solid #000000" fo:border-right="0.05pt solid #000000" fo:border-top="none" fo:border-bottom="0.05pt solid #000000"/>
    </style:style>
    <style:style style:name="Table9" style:family="table">
      <style:table-properties style:width="17cm" table:align="margins"/>
    </style:style>
    <style:style style:name="Table9.A" style:family="table-column">
      <style:table-column-properties style:column-width="17cm" style:rel-column-width="65535*"/>
    </style:style>
    <style:style style:name="Table9.A1" style:family="table-cell">
      <style:table-cell-properties fo:padding="0.097cm" fo:border="0.05pt solid #000000"/>
    </style:style>
    <style:style style:name="Table9.A2" style:family="table-cell">
      <style:table-cell-properties fo:padding="0.097cm" fo:border-left="0.05pt solid #000000" fo:border-right="0.05pt solid #000000" fo:border-top="none" fo:border-bottom="0.05pt solid #000000"/>
    </style:style>
    <style:style style:name="Table10" style:family="table">
      <style:table-properties style:width="17cm" table:align="margins"/>
    </style:style>
    <style:style style:name="Table10.A" style:family="table-column">
      <style:table-column-properties style:column-width="17cm" style:rel-column-width="65535*"/>
    </style:style>
    <style:style style:name="Table10.A1" style:family="table-cell">
      <style:table-cell-properties fo:padding="0.097cm" fo:border="0.05pt solid #000000"/>
    </style:style>
    <style:style style:name="Table10.A2" style:family="table-cell">
      <style:table-cell-properties fo:padding="0.097cm" fo:border-left="0.05pt solid #000000" fo:border-right="0.05pt solid #000000" fo:border-top="none" fo:border-bottom="0.05pt solid #000000"/>
    </style:style>
    <style:style style:name="Table12" style:family="table">
      <style:table-properties style:width="17cm" table:align="margins"/>
    </style:style>
    <style:style style:name="Table12.A" style:family="table-column">
      <style:table-column-properties style:column-width="17cm" style:rel-column-width="65535*"/>
    </style:style>
    <style:style style:name="Table12.A1" style:family="table-cell">
      <style:table-cell-properties fo:padding="0.097cm" fo:border="0.05pt solid #000000"/>
    </style:style>
    <style:style style:name="Table12.A2" style:family="table-cell">
      <style:table-cell-properties fo:padding="0.097cm" fo:border-left="0.05pt solid #000000" fo:border-right="0.05pt solid #000000" fo:border-top="none" fo:border-bottom="0.05pt solid #000000"/>
    </style:style>
    <style:style style:name="Table11" style:family="table">
      <style:table-properties style:width="17cm" table:align="margins"/>
    </style:style>
    <style:style style:name="Table11.A" style:family="table-column">
      <style:table-column-properties style:column-width="17cm" style:rel-column-width="65535*"/>
    </style:style>
    <style:style style:name="Table11.A1" style:family="table-cell">
      <style:table-cell-properties fo:padding="0.097cm" fo:border="0.05pt solid #000000"/>
    </style:style>
    <style:style style:name="Table11.A2" style:family="table-cell">
      <style:table-cell-properties fo:padding="0.097cm" fo:border-left="0.05pt solid #000000" fo:border-right="0.05pt solid #000000" fo:border-top="none" fo:border-bottom="0.05pt solid #000000"/>
    </style:style>
    <style:style style:name="Table13" style:family="table">
      <style:table-properties style:width="17cm" table:align="margins"/>
    </style:style>
    <style:style style:name="Table13.A" style:family="table-column">
      <style:table-column-properties style:column-width="17cm" style:rel-column-width="65535*"/>
    </style:style>
    <style:style style:name="Table13.A1" style:family="table-cell">
      <style:table-cell-properties fo:padding="0.097cm" fo:border="0.05pt solid #000000"/>
    </style:style>
    <style:style style:name="Table13.A2" style:family="table-cell">
      <style:table-cell-properties fo:padding="0.097cm" fo:border-left="0.05pt solid #000000" fo:border-right="0.05pt solid #000000" fo:border-top="none" fo:border-bottom="0.05pt solid #000000"/>
    </style:style>
    <style:style style:name="Table14" style:family="table">
      <style:table-properties style:width="17cm" table:align="margins"/>
    </style:style>
    <style:style style:name="Table14.A" style:family="table-column">
      <style:table-column-properties style:column-width="17cm" style:rel-column-width="65535*"/>
    </style:style>
    <style:style style:name="Table14.A1" style:family="table-cell">
      <style:table-cell-properties fo:padding="0.097cm" fo:border="0.05pt solid #000000"/>
    </style:style>
    <style:style style:name="Table14.A2" style:family="table-cell">
      <style:table-cell-properties fo:padding="0.097cm" fo:border-left="0.05pt solid #000000" fo:border-right="0.05pt solid #000000" fo:border-top="none" fo:border-bottom="0.05pt solid #000000"/>
    </style:style>
    <style:style style:name="Table15" style:family="table">
      <style:table-properties style:width="17cm" table:align="margins"/>
    </style:style>
    <style:style style:name="Table15.A" style:family="table-column">
      <style:table-column-properties style:column-width="17cm" style:rel-column-width="65535*"/>
    </style:style>
    <style:style style:name="Table15.A1" style:family="table-cell">
      <style:table-cell-properties fo:padding="0.097cm" fo:border="0.05pt solid #000000"/>
    </style:style>
    <style:style style:name="Table15.A2" style:family="table-cell">
      <style:table-cell-properties fo:padding="0.097cm" fo:border-left="0.05pt solid #000000" fo:border-right="0.05pt solid #000000" fo:border-top="none" fo:border-bottom="0.05pt solid #000000"/>
    </style:style>
    <style:style style:name="Table16" style:family="table">
      <style:table-properties style:width="17cm" table:align="margins"/>
    </style:style>
    <style:style style:name="Table16.A" style:family="table-column">
      <style:table-column-properties style:column-width="17cm" style:rel-column-width="65535*"/>
    </style:style>
    <style:style style:name="Table16.A1" style:family="table-cell">
      <style:table-cell-properties fo:padding="0.097cm" fo:border="0.05pt solid #000000"/>
    </style:style>
    <style:style style:name="Table16.A2" style:family="table-cell">
      <style:table-cell-properties fo:padding="0.097cm" fo:border-left="0.05pt solid #000000" fo:border-right="0.05pt solid #000000" fo:border-top="none" fo:border-bottom="0.05pt solid #000000"/>
    </style:style>
    <style:style style:name="Table17" style:family="table">
      <style:table-properties style:width="17cm" table:align="margins"/>
    </style:style>
    <style:style style:name="Table17.A" style:family="table-column">
      <style:table-column-properties style:column-width="17cm" style:rel-column-width="65535*"/>
    </style:style>
    <style:style style:name="Table17.A1" style:family="table-cell">
      <style:table-cell-properties fo:padding="0.097cm" fo:border="0.05pt solid #000000"/>
    </style:style>
    <style:style style:name="Table17.A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fo:font-size="12pt" fo:font-weight="bold" officeooo:rsid="000d1a17" officeooo:paragraph-rsid="000d1a17" style:font-size-asian="12pt" style:font-weight-asian="bold" style:font-size-complex="12pt" style:font-weight-complex="bold"/>
    </style:style>
    <style:style style:name="P2" style:family="paragraph" style:parent-style-name="Standard">
      <style:text-properties officeooo:rsid="000396f2"/>
    </style:style>
    <style:style style:name="P3" style:family="paragraph" style:parent-style-name="Standard">
      <style:text-properties fo:font-size="14pt" fo:font-weight="bold" officeooo:rsid="000ba3ad" officeooo:paragraph-rsid="000d1a17" style:font-size-asian="14pt" style:font-weight-asian="bold" style:font-size-complex="14pt" style:font-weight-complex="bold"/>
    </style:style>
    <style:style style:name="P4" style:family="paragraph" style:parent-style-name="Standard">
      <style:text-properties fo:font-size="14pt" fo:font-weight="bold" officeooo:rsid="000d03bd" officeooo:paragraph-rsid="000d1a17" style:font-size-asian="14pt" style:font-weight-asian="bold" style:font-size-complex="14pt" style:font-weight-complex="bold"/>
    </style:style>
    <style:style style:name="P5" style:family="paragraph" style:parent-style-name="Standard">
      <style:text-properties fo:font-size="14pt" fo:font-weight="bold" officeooo:rsid="000e4346" officeooo:paragraph-rsid="000d1a17" style:font-size-asian="14pt" style:font-weight-asian="bold" style:font-size-complex="14pt" style:font-weight-complex="bold"/>
    </style:style>
    <style:style style:name="P6" style:family="paragraph" style:parent-style-name="Standard">
      <style:text-properties fo:font-size="12pt" fo:font-weight="bold" officeooo:rsid="000ba3ad" officeooo:paragraph-rsid="000d1a17" style:font-size-asian="12pt" style:font-weight-asian="bold" style:font-size-complex="12pt" style:font-weight-complex="bold"/>
    </style:style>
    <style:style style:name="P7" style:family="paragraph" style:parent-style-name="Standard">
      <style:text-properties fo:font-size="12pt" fo:font-weight="bold" officeooo:rsid="000d03bd" officeooo:paragraph-rsid="000d1a17" style:font-size-asian="12pt" style:font-weight-asian="bold" style:font-size-complex="12pt" style:font-weight-complex="bold"/>
    </style:style>
    <style:style style:name="P8" style:family="paragraph" style:parent-style-name="Standard">
      <style:text-properties fo:font-size="12pt" fo:font-weight="bold" officeooo:rsid="000ea076" officeooo:paragraph-rsid="000e4346" style:font-size-asian="12pt" style:font-weight-asian="bold" style:font-size-complex="12pt" style:font-weight-complex="bold"/>
    </style:style>
    <style:style style:name="P9" style:family="paragraph" style:parent-style-name="Standard">
      <style:text-properties fo:font-size="12pt" fo:font-weight="bold" officeooo:rsid="001ac5f5" officeooo:paragraph-rsid="000e4346" style:font-size-asian="12pt" style:font-weight-asian="bold" style:font-size-complex="12pt" style:font-weight-complex="bold"/>
    </style:style>
    <style:style style:name="P10" style:family="paragraph" style:parent-style-name="Standard">
      <style:text-properties fo:font-size="12pt" fo:font-weight="bold" officeooo:rsid="001bf5c6" officeooo:paragraph-rsid="000e4346" style:font-size-asian="12pt" style:font-weight-asian="bold" style:font-size-complex="12pt" style:font-weight-complex="bold"/>
    </style:style>
    <style:style style:name="P11" style:family="paragraph" style:parent-style-name="Standard">
      <style:text-properties fo:font-size="12pt" fo:font-weight="bold" officeooo:rsid="000e4346" officeooo:paragraph-rsid="000e4346" style:font-size-asian="12pt" style:font-weight-asian="bold" style:font-size-complex="12pt" style:font-weight-complex="bold"/>
    </style:style>
    <style:style style:name="P12" style:family="paragraph" style:parent-style-name="Standard">
      <style:text-properties fo:font-size="12pt" fo:font-weight="bold" officeooo:rsid="0028e300" officeooo:paragraph-rsid="000fd6aa" style:font-size-asian="12pt" style:font-weight-asian="bold" style:font-size-complex="12pt" style:font-weight-complex="bold"/>
    </style:style>
    <style:style style:name="P13" style:family="paragraph" style:parent-style-name="Standard">
      <style:text-properties fo:font-size="12pt" fo:font-weight="bold" officeooo:rsid="000fd6aa" officeooo:paragraph-rsid="000fd6aa" style:font-size-asian="12pt" style:font-weight-asian="bold" style:font-size-complex="12pt" style:font-weight-complex="bold"/>
    </style:style>
    <style:style style:name="P14" style:family="paragraph" style:parent-style-name="Standard">
      <style:text-properties fo:font-size="12pt" fo:font-weight="bold" officeooo:rsid="002cf0b2" officeooo:paragraph-rsid="000fd6aa" style:font-size-asian="12pt" style:font-weight-asian="bold" style:font-size-complex="12pt" style:font-weight-complex="bold"/>
    </style:style>
    <style:style style:name="P15" style:family="paragraph" style:parent-style-name="Standard">
      <style:text-properties fo:font-size="12pt" fo:font-weight="normal" officeooo:rsid="001f3461" officeooo:paragraph-rsid="000e4346" style:font-size-asian="12pt" style:font-weight-asian="normal" style:font-size-complex="12pt" style:font-weight-complex="normal"/>
    </style:style>
    <style:style style:name="P16" style:family="paragraph" style:parent-style-name="Standard">
      <style:text-properties fo:font-size="12pt" fo:font-weight="normal" officeooo:rsid="0021d3b5" officeooo:paragraph-rsid="000e4346" style:font-size-asian="12pt" style:font-weight-asian="normal" style:font-size-complex="12pt" style:font-weight-complex="normal"/>
    </style:style>
    <style:style style:name="P17" style:family="paragraph" style:parent-style-name="Standard">
      <style:text-properties fo:font-size="12pt" fo:font-weight="normal" officeooo:rsid="00272511" officeooo:paragraph-rsid="000e4346" style:font-size-asian="12pt" style:font-weight-asian="normal" style:font-size-complex="12pt" style:font-weight-complex="normal"/>
    </style:style>
    <style:style style:name="P18" style:family="paragraph" style:parent-style-name="Standard">
      <style:text-properties fo:font-size="12pt" fo:font-weight="normal" officeooo:rsid="00272511" officeooo:paragraph-rsid="000fd6aa" style:font-size-asian="12pt" style:font-weight-asian="normal" style:font-size-complex="12pt" style:font-weight-complex="normal"/>
    </style:style>
    <style:style style:name="P19" style:family="paragraph" style:parent-style-name="Standard">
      <style:text-properties fo:font-size="12pt" fo:font-weight="normal" officeooo:rsid="000fd6aa" officeooo:paragraph-rsid="000fd6aa" style:font-size-asian="12pt" style:font-weight-asian="normal" style:font-size-complex="12pt" style:font-weight-complex="normal"/>
    </style:style>
    <style:style style:name="P20" style:family="paragraph" style:parent-style-name="Standard">
      <style:text-properties fo:font-size="11pt" fo:font-weight="bold" officeooo:rsid="0023a3c8" officeooo:paragraph-rsid="000e4346" style:font-size-asian="11pt" style:font-weight-asian="bold" style:font-size-complex="11pt" style:font-weight-complex="bold"/>
    </style:style>
    <style:style style:name="P21" style:family="paragraph" style:parent-style-name="Standard">
      <style:text-properties fo:font-size="11pt" fo:font-weight="normal" officeooo:rsid="0023a3c8" officeooo:paragraph-rsid="000e4346" style:font-size-asian="11pt" style:font-weight-asian="normal" style:font-size-complex="11pt" style:font-weight-complex="normal"/>
    </style:style>
    <style:style style:name="P22" style:family="paragraph" style:parent-style-name="Standard">
      <style:text-properties fo:font-weight="bold" officeooo:rsid="000e4346" officeooo:paragraph-rsid="000e4346" style:font-weight-asian="bold" style:font-weight-complex="bold"/>
    </style:style>
    <style:style style:name="P23" style:family="paragraph" style:parent-style-name="Standard">
      <style:text-properties fo:font-weight="bold" officeooo:rsid="001f3461" officeooo:paragraph-rsid="000e4346" style:font-weight-asian="bold" style:font-weight-complex="bold"/>
    </style:style>
    <style:style style:name="P24" style:family="paragraph" style:parent-style-name="Standard">
      <style:text-properties fo:font-weight="bold" officeooo:rsid="0021d3b5" officeooo:paragraph-rsid="000e4346" style:font-weight-asian="bold" style:font-weight-complex="bold"/>
    </style:style>
    <style:style style:name="P25" style:family="paragraph" style:parent-style-name="Standard">
      <style:text-properties fo:font-weight="bold" officeooo:rsid="0023a3c8" officeooo:paragraph-rsid="000e4346" style:font-weight-asian="bold" style:font-weight-complex="bold"/>
    </style:style>
    <style:style style:name="P26" style:family="paragraph" style:parent-style-name="Standard">
      <style:text-properties officeooo:rsid="001ac5f5" officeooo:paragraph-rsid="000e4346"/>
    </style:style>
    <style:style style:name="P27" style:family="paragraph" style:parent-style-name="Standard">
      <style:text-properties fo:font-weight="normal" officeooo:rsid="001f3461" officeooo:paragraph-rsid="000e4346" style:font-weight-asian="normal" style:font-weight-complex="normal"/>
    </style:style>
    <style:style style:name="P28" style:family="paragraph" style:parent-style-name="Standard">
      <style:text-properties fo:font-size="10.5pt" officeooo:rsid="000396f2" officeooo:paragraph-rsid="000d1a17" style:font-size-asian="10.5pt" style:font-size-complex="10.5pt"/>
    </style:style>
    <style:style style:name="P29" style:family="paragraph" style:parent-style-name="Standard">
      <style:text-properties fo:font-size="10.5pt" officeooo:rsid="000ba3ad" officeooo:paragraph-rsid="000d1a17" style:font-size-asian="10.5pt" style:font-size-complex="10.5pt"/>
    </style:style>
    <style:style style:name="P30" style:family="paragraph" style:parent-style-name="Standard" style:list-style-name="L1">
      <style:text-properties fo:font-size="10.5pt" officeooo:rsid="000396f2" officeooo:paragraph-rsid="000d1a17" style:font-size-asian="10.5pt" style:font-size-complex="10.5pt"/>
    </style:style>
    <style:style style:name="P31" style:family="paragraph" style:parent-style-name="Standard" style:list-style-name="L1">
      <style:text-properties fo:font-size="10.5pt" officeooo:rsid="0003f57b" officeooo:paragraph-rsid="000d1a17" style:font-size-asian="10.5pt" style:font-size-complex="10.5pt"/>
    </style:style>
    <style:style style:name="P32" style:family="paragraph" style:parent-style-name="Standard" style:list-style-name="L1">
      <style:text-properties fo:font-size="10.5pt" officeooo:rsid="000510ba" officeooo:paragraph-rsid="000d1a17" style:font-size-asian="10.5pt" style:font-size-complex="10.5pt"/>
    </style:style>
    <style:style style:name="P33" style:family="paragraph" style:parent-style-name="Standard" style:list-style-name="L1">
      <style:text-properties fo:font-size="10.5pt" officeooo:rsid="0007a798" officeooo:paragraph-rsid="000d1a17" style:font-size-asian="10.5pt" style:font-size-complex="10.5pt"/>
    </style:style>
    <style:style style:name="P34" style:family="paragraph" style:parent-style-name="Standard" style:list-style-name="L1">
      <style:text-properties fo:font-size="10.5pt" officeooo:rsid="000abd20" officeooo:paragraph-rsid="000d1a17" style:font-size-asian="10.5pt" style:font-size-complex="10.5pt"/>
    </style:style>
    <style:style style:name="P35" style:family="paragraph" style:parent-style-name="Standard" style:list-style-name="L1">
      <style:text-properties fo:font-size="10.5pt" officeooo:rsid="000af05f" officeooo:paragraph-rsid="000d1a17" style:font-size-asian="10.5pt" style:font-size-complex="10.5pt"/>
    </style:style>
    <style:style style:name="P36" style:family="paragraph" style:parent-style-name="Standard" style:list-style-name="L2">
      <style:text-properties fo:font-size="10.5pt" officeooo:rsid="000ba3ad" officeooo:paragraph-rsid="000d1a17" style:font-size-asian="10.5pt" style:font-size-complex="10.5pt"/>
    </style:style>
    <style:style style:name="P37" style:family="paragraph" style:parent-style-name="Standard" style:list-style-name="L3">
      <style:text-properties fo:font-size="10.5pt" officeooo:rsid="000d03bd" officeooo:paragraph-rsid="000d1a17" style:font-size-asian="10.5pt" style:font-size-complex="10.5pt"/>
    </style:style>
    <style:style style:name="P38" style:family="paragraph" style:parent-style-name="Standard" style:list-style-name="L3">
      <style:text-properties fo:font-size="10.5pt" officeooo:rsid="000d4594" officeooo:paragraph-rsid="000d1a17" style:font-size-asian="10.5pt" style:font-size-complex="10.5pt"/>
    </style:style>
    <style:style style:name="P39" style:family="paragraph" style:parent-style-name="Standard" style:list-style-name="L4">
      <style:text-properties fo:font-size="10.5pt" officeooo:rsid="000ea076" officeooo:paragraph-rsid="000e4346" style:font-size-asian="10.5pt" style:font-size-complex="10.5pt"/>
    </style:style>
    <style:style style:name="P40" style:family="paragraph" style:parent-style-name="Standard" style:list-style-name="L4">
      <style:text-properties fo:font-size="10.5pt" officeooo:rsid="000ea957" officeooo:paragraph-rsid="000e4346" style:font-size-asian="10.5pt" style:font-size-complex="10.5pt"/>
    </style:style>
    <style:style style:name="P41" style:family="paragraph" style:parent-style-name="Standard" style:list-style-name="L4">
      <style:text-properties fo:font-size="10.5pt" officeooo:rsid="00149e7e" officeooo:paragraph-rsid="000e4346" style:font-size-asian="10.5pt" style:font-size-complex="10.5pt"/>
    </style:style>
    <style:style style:name="P42" style:family="paragraph" style:parent-style-name="Standard" style:list-style-name="L4">
      <style:text-properties fo:font-size="10.5pt" officeooo:rsid="00109b13" officeooo:paragraph-rsid="000e4346" style:font-size-asian="10.5pt" style:font-size-complex="10.5pt"/>
    </style:style>
    <style:style style:name="P43" style:family="paragraph" style:parent-style-name="Standard" style:list-style-name="L4">
      <style:text-properties fo:font-size="10.5pt" officeooo:rsid="0017c11d" officeooo:paragraph-rsid="000e4346" style:font-size-asian="10.5pt" style:font-size-complex="10.5pt"/>
    </style:style>
    <style:style style:name="P44" style:family="paragraph" style:parent-style-name="Standard" style:list-style-name="L4">
      <style:text-properties fo:font-size="10.5pt" officeooo:rsid="001851b7" officeooo:paragraph-rsid="000e4346" style:font-size-asian="10.5pt" style:font-size-complex="10.5pt"/>
    </style:style>
    <style:style style:name="P45" style:family="paragraph" style:parent-style-name="Standard" style:list-style-name="L4">
      <style:text-properties fo:font-size="10.5pt" officeooo:rsid="0018567c" officeooo:paragraph-rsid="000e4346" style:font-size-asian="10.5pt" style:font-size-complex="10.5pt"/>
    </style:style>
    <style:style style:name="P46" style:family="paragraph" style:parent-style-name="Standard" style:list-style-name="L4">
      <style:text-properties fo:font-size="10.5pt" officeooo:rsid="001ac5f5" officeooo:paragraph-rsid="000e4346" style:font-size-asian="10.5pt" style:font-size-complex="10.5pt"/>
    </style:style>
    <style:style style:name="P47" style:family="paragraph" style:parent-style-name="Standard" style:list-style-name="L2">
      <style:text-properties fo:font-size="10.5pt" fo:font-weight="normal" officeooo:rsid="000ba3ad" officeooo:paragraph-rsid="000d1a17" style:font-size-asian="10.5pt" style:font-weight-asian="normal" style:font-size-complex="10.5pt" style:font-weight-complex="normal"/>
    </style:style>
    <style:style style:name="P48" style:family="paragraph" style:parent-style-name="Standard" style:list-style-name="L5">
      <style:text-properties fo:font-size="10.5pt" fo:font-weight="normal" officeooo:rsid="001bf5c6" officeooo:paragraph-rsid="000e4346" style:font-size-asian="10.5pt" style:font-weight-asian="normal" style:font-size-complex="10.5pt" style:font-weight-complex="normal"/>
    </style:style>
    <style:style style:name="P49" style:family="paragraph" style:parent-style-name="Standard" style:list-style-name="L5">
      <style:text-properties fo:font-size="10.5pt" fo:font-weight="normal" officeooo:rsid="001c3619" officeooo:paragraph-rsid="000e4346" style:font-size-asian="10.5pt" style:font-weight-asian="normal" style:font-size-complex="10.5pt" style:font-weight-complex="normal"/>
    </style:style>
    <style:style style:name="P50" style:family="paragraph" style:parent-style-name="Standard" style:list-style-name="L6">
      <style:text-properties fo:font-size="10.5pt" fo:font-weight="normal" officeooo:rsid="001c3619" officeooo:paragraph-rsid="000e4346" style:font-size-asian="10.5pt" style:font-weight-asian="normal" style:font-size-complex="10.5pt" style:font-weight-complex="normal"/>
    </style:style>
    <style:style style:name="P51" style:family="paragraph" style:parent-style-name="Standard" style:list-style-name="L6">
      <style:text-properties fo:font-size="10.5pt" fo:font-weight="normal" officeooo:rsid="001de32d" officeooo:paragraph-rsid="000e4346" style:font-size-asian="10.5pt" style:font-weight-asian="normal" style:font-size-complex="10.5pt" style:font-weight-complex="normal"/>
    </style:style>
    <style:style style:name="P52" style:family="paragraph" style:parent-style-name="Standard" style:list-style-name="L6">
      <style:text-properties fo:font-size="10.5pt" fo:font-weight="normal" officeooo:rsid="001f3461" officeooo:paragraph-rsid="000e4346" style:font-size-asian="10.5pt" style:font-weight-asian="normal" style:font-size-complex="10.5pt" style:font-weight-complex="normal"/>
    </style:style>
    <style:style style:name="P53" style:family="paragraph" style:parent-style-name="Standard" style:list-style-name="L7">
      <style:text-properties fo:font-size="10.5pt" fo:font-weight="normal" officeooo:rsid="001f3461" officeooo:paragraph-rsid="000e4346" style:font-size-asian="10.5pt" style:font-weight-asian="normal" style:font-size-complex="10.5pt" style:font-weight-complex="normal"/>
    </style:style>
    <style:style style:name="P54" style:family="paragraph" style:parent-style-name="Standard" style:list-style-name="L8">
      <style:text-properties fo:font-size="10.5pt" fo:font-weight="normal" officeooo:rsid="0021d3b5" officeooo:paragraph-rsid="000e4346" style:font-size-asian="10.5pt" style:font-weight-asian="normal" style:font-size-complex="10.5pt" style:font-weight-complex="normal"/>
    </style:style>
    <style:style style:name="P55" style:family="paragraph" style:parent-style-name="Standard" style:list-style-name="L8">
      <style:text-properties fo:font-size="10.5pt" fo:font-weight="normal" officeooo:rsid="0023a3c8" officeooo:paragraph-rsid="000e4346" style:font-size-asian="10.5pt" style:font-weight-asian="normal" style:font-size-complex="10.5pt" style:font-weight-complex="normal"/>
    </style:style>
    <style:style style:name="P56" style:family="paragraph" style:parent-style-name="Standard" style:list-style-name="L9">
      <style:text-properties fo:font-size="10.5pt" fo:font-weight="normal" officeooo:rsid="0023a3c8" officeooo:paragraph-rsid="000e4346" style:font-size-asian="10.5pt" style:font-weight-asian="normal" style:font-size-complex="10.5pt" style:font-weight-complex="normal"/>
    </style:style>
    <style:style style:name="P57" style:family="paragraph" style:parent-style-name="Standard" style:list-style-name="L9">
      <style:text-properties fo:font-size="10.5pt" fo:font-weight="normal" officeooo:rsid="0001de18" officeooo:paragraph-rsid="000e4346" style:font-size-asian="10.5pt" style:font-weight-asian="normal" style:font-size-complex="10.5pt" style:font-weight-complex="normal"/>
    </style:style>
    <style:style style:name="P58" style:family="paragraph" style:parent-style-name="Standard" style:list-style-name="L9">
      <style:text-properties fo:font-size="10.5pt" fo:font-weight="normal" officeooo:rsid="00272511" officeooo:paragraph-rsid="000fd6aa" style:font-size-asian="10.5pt" style:font-weight-asian="normal" style:font-size-complex="10.5pt" style:font-weight-complex="normal"/>
    </style:style>
    <style:style style:name="P59" style:family="paragraph" style:parent-style-name="Standard" style:list-style-name="L10">
      <style:text-properties fo:font-size="10.5pt" fo:font-weight="normal" officeooo:rsid="00255fec" officeooo:paragraph-rsid="000e4346" style:font-size-asian="10.5pt" style:font-weight-asian="normal" style:font-size-complex="10.5pt" style:font-weight-complex="normal"/>
    </style:style>
    <style:style style:name="P60" style:family="paragraph" style:parent-style-name="Standard" style:list-style-name="L11">
      <style:text-properties fo:font-size="10.5pt" fo:font-weight="normal" officeooo:rsid="0028e300" officeooo:paragraph-rsid="000fd6aa" style:font-size-asian="10.5pt" style:font-weight-asian="normal" style:font-size-complex="10.5pt" style:font-weight-complex="normal"/>
    </style:style>
    <style:style style:name="P61" style:family="paragraph" style:parent-style-name="Standard" style:list-style-name="L11">
      <style:text-properties fo:font-size="10.5pt" fo:font-weight="normal" officeooo:rsid="002a54f5" officeooo:paragraph-rsid="000fd6aa" style:font-size-asian="10.5pt" style:font-weight-asian="normal" style:font-size-complex="10.5pt" style:font-weight-complex="normal"/>
    </style:style>
    <style:style style:name="P62" style:family="paragraph" style:parent-style-name="Standard" style:list-style-name="L11">
      <style:text-properties fo:font-size="10.5pt" fo:font-weight="normal" officeooo:rsid="002aba82" officeooo:paragraph-rsid="000fd6aa" style:font-size-asian="10.5pt" style:font-weight-asian="normal" style:font-size-complex="10.5pt" style:font-weight-complex="normal"/>
    </style:style>
    <style:style style:name="P63" style:family="paragraph" style:parent-style-name="Standard" style:list-style-name="L11">
      <style:text-properties fo:font-size="10.5pt" fo:font-weight="normal" officeooo:rsid="002cb575" officeooo:paragraph-rsid="000fd6aa" style:font-size-asian="10.5pt" style:font-weight-asian="normal" style:font-size-complex="10.5pt" style:font-weight-complex="normal"/>
    </style:style>
    <style:style style:name="P64" style:family="paragraph" style:parent-style-name="Standard" style:list-style-name="L13">
      <style:text-properties fo:font-size="10.5pt" fo:font-weight="normal" officeooo:rsid="002cf0b2" officeooo:paragraph-rsid="000fd6aa" style:font-size-asian="10.5pt" style:font-weight-asian="normal" style:font-size-complex="10.5pt" style:font-weight-complex="normal"/>
    </style:style>
    <style:style style:name="P65" style:family="paragraph" style:parent-style-name="Standard" style:list-style-name="L13">
      <style:text-properties fo:font-size="10.5pt" fo:font-weight="normal" officeooo:rsid="001091ec" officeooo:paragraph-rsid="001091ec" style:font-size-asian="10.5pt" style:font-weight-asian="normal" style:font-size-complex="10.5pt" style:font-weight-complex="normal"/>
    </style:style>
    <style:style style:name="P66" style:family="paragraph" style:parent-style-name="Standard" style:list-style-name="L13">
      <style:text-properties fo:font-size="10.5pt" fo:font-weight="normal" officeooo:rsid="002d90e2" officeooo:paragraph-rsid="001091ec" style:font-size-asian="10.5pt" style:font-weight-asian="normal" style:font-size-complex="10.5pt" style:font-weight-complex="normal"/>
    </style:style>
    <style:style style:name="P67" style:family="paragraph" style:parent-style-name="Standard" style:list-style-name="L3">
      <style:text-properties fo:font-size="10.5pt" fo:font-weight="bold" officeooo:rsid="000d4594" officeooo:paragraph-rsid="000d1a17" style:font-size-asian="10.5pt" style:font-weight-asian="bold" style:font-size-complex="10.5pt" style:font-weight-complex="bold"/>
    </style:style>
    <style:style style:name="P68" style:family="paragraph" style:parent-style-name="Standard">
      <style:text-properties fo:font-size="12pt" fo:font-weight="bold" officeooo:rsid="00131f69" officeooo:paragraph-rsid="00131f69" style:font-size-asian="12pt" style:font-weight-asian="bold" style:font-size-complex="12pt" style:font-weight-complex="bold"/>
    </style:style>
    <style:style style:name="P69" style:family="paragraph" style:parent-style-name="Text_20_body">
      <style:paragraph-properties fo:text-align="center" style:justify-single-word="false"/>
      <style:text-properties fo:font-weight="bold" officeooo:rsid="0010c3b0" officeooo:paragraph-rsid="0010c3b0" style:font-weight-asian="bold" style:font-weight-complex="bold"/>
    </style:style>
    <style:style style:name="P70" style:family="paragraph" style:parent-style-name="Table_20_Contents" style:list-style-name="L12">
      <style:text-properties fo:font-size="10.5pt" officeooo:rsid="000fd6aa" officeooo:paragraph-rsid="000fd6aa" style:font-size-asian="10.5pt" style:font-size-complex="10.5pt"/>
    </style:style>
    <style:style style:name="P71" style:family="paragraph" style:parent-style-name="Table_20_Contents" style:list-style-name="L13">
      <style:text-properties fo:font-size="10.5pt" officeooo:rsid="000fd6aa" officeooo:paragraph-rsid="000fd6aa" style:font-size-asian="10.5pt" style:font-size-complex="10.5pt"/>
    </style:style>
    <style:style style:name="P72" style:family="paragraph" style:parent-style-name="Table_20_Contents" style:list-style-name="L13">
      <style:text-properties fo:font-size="10.5pt" officeooo:rsid="001091ec" officeooo:paragraph-rsid="001091ec" style:font-size-asian="10.5pt" style:font-size-complex="10.5pt"/>
    </style:style>
    <style:style style:name="T1" style:family="text">
      <style:text-properties officeooo:rsid="000396f2"/>
    </style:style>
    <style:style style:name="T2" style:family="text">
      <style:text-properties officeooo:rsid="0008f093"/>
    </style:style>
    <style:style style:name="T3" style:family="text">
      <style:text-properties fo:font-weight="normal" style:font-weight-asian="normal" style:font-weight-complex="normal"/>
    </style:style>
    <style:style style:name="T4" style:family="text">
      <style:text-properties fo:font-weight="normal" officeooo:rsid="000d1a17" style:font-weight-asian="normal" style:font-weight-complex="normal"/>
    </style:style>
    <style:style style:name="T5" style:family="text">
      <style:text-properties officeooo:rsid="000ea957"/>
    </style:style>
    <style:style style:name="T6" style:family="text">
      <style:text-properties officeooo:rsid="000ea076"/>
    </style:style>
    <style:style style:name="T7" style:family="text">
      <style:text-properties officeooo:rsid="00142bcf"/>
    </style:style>
    <style:style style:name="T8" style:family="text">
      <style:text-properties officeooo:rsid="0018567c"/>
    </style:style>
    <style:style style:name="T9" style:family="text">
      <style:text-properties officeooo:rsid="001ac5f5"/>
    </style:style>
    <style:style style:name="T10" style:family="text">
      <style:text-properties officeooo:rsid="000e4346"/>
    </style:style>
    <style:style style:name="T11" style:family="text">
      <style:text-properties officeooo:rsid="001de32d"/>
    </style:style>
    <style:style style:name="T12" style:family="text">
      <style:text-properties officeooo:rsid="002aba82"/>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9">C-Assignment Questions</text:p>
      <text:p text:style-name="P1">Data Types:</text:p>
      <table:table table:name="Table1" table:style-name="Table1">
        <table:table-column table:style-name="Table1.A"/>
        <table:table-row>
          <table:table-cell table:style-name="Table1.A1" office:value-type="string">
            <text:list xml:id="list7354144132904027187" text:style-name="L1">
              <text:list-item>
                <text:p text:style-name="P30">Write a program to print a number in different fomats like octal, integer, hexadecimal ?</text:p>
              </text:list-item>
            </text:list>
          </table:table-cell>
        </table:table-row>
        <table:table-row>
          <table:table-cell table:style-name="Table1.A2" office:value-type="string">
            <text:list xml:id="list145450151273931" text:continue-numbering="true" text:style-name="L1">
              <text:list-item>
                <text:p text:style-name="P30">Write a program on printing unsigned character in integer and character format with a step value?</text:p>
              </text:list-item>
            </text:list>
            <text:p text:style-name="P28"><text:s text:c="15"/>Ch =152,ch=255 in both signed and unsigned character format</text:p>
          </table:table-cell>
        </table:table-row>
        <table:table-row>
          <table:table-cell table:style-name="Table1.A2" office:value-type="string">
            <text:list xml:id="list145450018923692" text:continue-numbering="true" text:style-name="L1">
              <text:list-item>
                <text:p text:style-name="P31"><text:span text:style-name="T1">Write a </text:span>program on Compount Assignment operator operations ?</text:p>
              </text:list-item>
            </text:list>
          </table:table-cell>
        </table:table-row>
        <table:table-row>
          <table:table-cell table:style-name="Table1.A2" office:value-type="string">
            <text:list xml:id="list145449700315610" text:continue-numbering="true" text:style-name="L1">
              <text:list-item>
                <text:p text:style-name="P31"><text:span text:style-name="T1">Write a </text:span>program to demonstrate operations on Post and pre increment and decrement operator ?</text:p>
              </text:list-item>
            </text:list>
          </table:table-cell>
        </table:table-row>
        <table:table-row>
          <table:table-cell table:style-name="Table1.A2" office:value-type="string">
            <text:list xml:id="list145451536802857" text:continue-numbering="true" text:style-name="L1">
              <text:list-item>
                <text:p text:style-name="P32"><text:span text:style-name="T1">Write a program to demonstrate operations on </text:span>Relational operators?</text:p>
              </text:list-item>
            </text:list>
          </table:table-cell>
        </table:table-row>
        <table:table-row>
          <table:table-cell table:style-name="Table1.A2" office:value-type="string">
            <text:list xml:id="list145451011527475" text:continue-numbering="true" text:style-name="L1">
              <text:list-item>
                <text:p text:style-name="P33"><text:span text:style-name="T1">Write a program to demonstrate operation </text:span>on sizeof operator on unsigned,signed of int,char,float,double with short and long quantifier ?</text:p>
              </text:list-item>
            </text:list>
          </table:table-cell>
        </table:table-row>
        <table:table-row>
          <table:table-cell table:style-name="Table1.A2" office:value-type="string">
            <text:list xml:id="list145450489314135" text:continue-numbering="true" text:style-name="L1">
              <text:list-item>
                <text:p text:style-name="P33"><text:span text:style-name="T1">Write a program to demonstrate operation </text:span>on <text:span text:style-name="T2">Ternary operator?</text:span></text:p>
              </text:list-item>
            </text:list>
          </table:table-cell>
        </table:table-row>
        <table:table-row>
          <table:table-cell table:style-name="Table1.A2" office:value-type="string">
            <text:list xml:id="list145450060864199" text:continue-numbering="true" text:style-name="L1">
              <text:list-item>
                <text:p text:style-name="P34"><text:s/><text:span text:style-name="T1">Write a program to </text:span>get<text:span text:style-name="T1"> </text:span>division value using implicit and explict conversion ?</text:p>
              </text:list-item>
            </text:list>
          </table:table-cell>
        </table:table-row>
        <table:table-row>
          <table:table-cell table:style-name="Table1.A2" office:value-type="string">
            <text:list xml:id="list145451568104869" text:continue-numbering="true" text:style-name="L1">
              <text:list-item>
                <text:p text:style-name="P35"><text:span text:style-name="T1">Write a program to demonstrate operation on </text:span>bit-wise operations ?</text:p>
              </text:list-item>
            </text:list>
          </table:table-cell>
        </table:table-row>
      </table:table>
      <text:p text:style-name="P2"/>
      <text:p text:style-name="P6">Conditional Statements:</text:p>
      <text:p text:style-name="P3"/>
      <table:table table:name="Table2" table:style-name="Table2">
        <table:table-column table:style-name="Table2.A"/>
        <table:table-row>
          <table:table-cell table:style-name="Table2.A1" office:value-type="string">
            <text:list xml:id="list2412574129178125065" text:style-name="L2">
              <text:list-item>
                <text:p text:style-name="P36">Check for coditional operator association either from left to right or right to left ? </text:p>
              </text:list-item>
            </text:list>
          </table:table-cell>
        </table:table-row>
        <table:table-row>
          <table:table-cell table:style-name="Table2.A2" office:value-type="string">
            <text:list xml:id="list145450994518716" text:continue-numbering="true" text:style-name="L2">
              <text:list-item>
                <text:p text:style-name="P36"><text:s/>Read two inputs 'a' and 'b', print "a" if 'a' is greater than 'b' ---&gt;implying use "if condition" </text:p>
              </text:list-item>
            </text:list>
          </table:table-cell>
        </table:table-row>
        <table:table-row>
          <table:table-cell table:style-name="Table2.A2" office:value-type="string">
            <text:list xml:id="list145449741826512" text:continue-numbering="true" text:style-name="L2">
              <text:list-item>
                <text:p text:style-name="P36">Read two inputs 'a' and 'b', print "a" if 'a' is greater than 'b' otherwise 'b' if greater than 'a' ---&gt;implying use "if...else.... condition" </text:p>
              </text:list-item>
            </text:list>
          </table:table-cell>
        </table:table-row>
        <table:table-row>
          <table:table-cell table:style-name="Table2.A2" office:value-type="string">
            <text:list xml:id="list145450354653697" text:continue-numbering="true" text:style-name="L2">
              <text:list-item>
                <text:p text:style-name="P36">Read Four or Five inputs, Print greatest number out of all inputs using "else if ladder", "Nested if-else" conditional statements </text:p>
              </text:list-item>
            </text:list>
          </table:table-cell>
        </table:table-row>
        <table:table-row>
          <table:table-cell table:style-name="Table2.A2" office:value-type="string">
            <text:list xml:id="list145450624759096" text:continue-numbering="true" text:style-name="L2">
              <text:list-item>
                <text:p text:style-name="P36">Read four test marks and calculate Average of the test marks and grade them accordingly as follows</text:p>
                <text:p text:style-name="P36"><text:s text:c="2"/>conditions : Average &gt; 70 ---&gt;Distinction </text:p>
                <text:p text:style-name="P36"><text:s text:c="21"/>Average between 60 and 70 ----&gt; First Class</text:p>
              </text:list-item>
            </text:list>
            <text:p text:style-name="P29"><text:s text:c="34"/>Average between 50 and 60 ----&gt; Second Class </text:p>
            <text:p text:style-name="P29"><text:s text:c="34"/>Average between 40 and 50 ----&gt; Third Class </text:p>
            <text:p text:style-name="P29"><text:s text:c="34"/><text:span text:style-name="T3"><text:s/>Average less than 40 ---------&gt; Retest </text:span></text:p>
          </table:table-cell>
        </table:table-row>
        <table:table-row>
          <table:table-cell table:style-name="Table2.A2" office:value-type="string">
            <text:list xml:id="list145450515847475" text:continue-numbering="true" text:style-name="L2">
              <text:list-item>
                <text:p text:style-name="P36">Using Switch statements to check for user input character is a vowel or not </text:p>
              </text:list-item>
            </text:list>
          </table:table-cell>
        </table:table-row>
        <table:table-row>
          <table:table-cell table:style-name="Table2.A2" office:value-type="string">
            <text:list xml:id="list145450804391109" text:continue-numbering="true" text:style-name="L2">
              <text:list-item>
                <text:p text:style-name="P36">Using Switch statements to print different quotes for different user inputs in between 1 and 4 with default statement. </text:p>
              </text:list-item>
            </text:list>
          </table:table-cell>
        </table:table-row>
        <table:table-row>
          <table:table-cell table:style-name="Table2.A2" office:value-type="string">
            <text:list xml:id="list145450047429323" text:continue-numbering="true" text:style-name="L2">
              <text:list-item>
                <text:p text:style-name="P47">Using Nested Switch statements to take input as a character from each Switch statement and print the concatentation of the both the inputs from the user</text:p>
              </text:list-item>
            </text:list>
          </table:table-cell>
        </table:table-row>
      </table:table>
      <text:p text:style-name="P3"/>
      <text:p text:style-name="P7">Loops: </text:p>
      <text:p text:style-name="P3"/>
      <table:table table:name="Table3" table:style-name="Table3">
        <table:table-column table:style-name="Table3.A"/>
        <table:table-row>
          <table:table-cell table:style-name="Table3.A1" office:value-type="string">
            <text:list xml:id="list6153787699572305872" text:style-name="L3">
              <text:list-item>
                <text:p text:style-name="P37">Write a program to print series upto 100 from 0 using for and while loop. </text:p>
              </text:list-item>
            </text:list>
          </table:table-cell>
        </table:table-row>
        <table:table-row>
          <table:table-cell table:style-name="Table3.A2" office:value-type="string">
            <text:list xml:id="list145451077947555" text:continue-numbering="true" text:style-name="L3">
              <text:list-item>
                <text:p text:style-name="P37">Write a program to get the sum of the three inputs using while and for loop. </text:p>
              </text:list-item>
            </text:list>
          </table:table-cell>
        </table:table-row>
        <table:table-row>
          <table:table-cell table:style-name="Table3.A2" office:value-type="string">
            <text:list xml:id="list145451600746651" text:continue-numbering="true" text:style-name="L3">
              <text:list-item>
                <text:p text:style-name="P37">Read two inputs from user and print range of number between two inputs using while loop. </text:p>
              </text:list-item>
            </text:list>
          </table:table-cell>
        </table:table-row>
        <table:table-row>
          <table:table-cell table:style-name="Table3.A2" office:value-type="string">
            <text:list xml:id="list145449796907271" text:continue-numbering="true" text:style-name="L3">
              <text:list-item>
                <text:p text:style-name="P37">Read two inputs from user and print range of number between two inputs using for loop. </text:p>
              </text:list-item>
            </text:list>
          </table:table-cell>
        </table:table-row>
        <table:table-row>
          <table:table-cell table:style-name="Table3.A2" office:value-type="string">
            <text:list xml:id="list145451553832108" text:continue-numbering="true" text:style-name="L3">
              <text:list-item>
                <text:p text:style-name="P37">Read two inputs from user and print range of number between two inputs using do-while loop.</text:p>
              </text:list-item>
            </text:list>
          </table:table-cell>
        </table:table-row>
        <table:table-row>
          <table:table-cell table:style-name="Table3.A2" office:value-type="string">
            <text:list xml:id="list145450237108658" text:continue-numbering="true" text:style-name="L3">
              <text:list-item>
                <text:p text:style-name="P37">Read inputs from the user and get the sum of the user inputs until user enters zero. </text:p>
              </text:list-item>
            </text:list>
          </table:table-cell>
        </table:table-row>
        <table:table-row>
          <table:table-cell table:style-name="Table3.A2" office:value-type="string">
            <text:list xml:id="list145450708360177" text:continue-numbering="true" text:style-name="L3">
              <text:list-item>
                <text:p text:style-name="P37"><text:s/>Read inputs from the user and get the sum of the user inputs until user enters zero,ignore negative values during summation. </text:p>
              </text:list-item>
            </text:list>
          </table:table-cell>
        </table:table-row>
        <table:table-row>
          <table:table-cell table:style-name="Table3.A2" office:value-type="string">
            <text:list xml:id="list145449549771834" text:continue-numbering="true" text:style-name="L3">
              <text:list-item>
                <text:p text:style-name="P37">find the range of unsigned char, signed char,unsigned short int,short int, unsigned int ,int, unsigned long <text:soft-page-break/>int, long int.</text:p>
              </text:list-item>
            </text:list>
          </table:table-cell>
        </table:table-row>
      </table:table>
      <text:p text:style-name="P4"/>
      <table:table table:name="Table4" table:style-name="Table4">
        <table:table-column table:style-name="Table4.A"/>
        <table:table-row>
          <table:table-cell table:style-name="Table4.A1" office:value-type="string">
            <text:list xml:id="list145450052213019" text:continue-numbering="true" text:style-name="L3">
              <text:list-item>
                <text:p text:style-name="P37">Check whether the number is prime or not.(optimised code is preferred) </text:p>
              </text:list-item>
            </text:list>
          </table:table-cell>
        </table:table-row>
        <table:table-row>
          <table:table-cell table:style-name="Table4.A2" office:value-type="string">
            <text:list xml:id="list145451088902231" text:continue-numbering="true" text:style-name="L3">
              <text:list-item>
                <text:p text:style-name="P37">Print the sum of 5 valid inputs from the user(ignore the negative case) using break </text:p>
              </text:list-item>
            </text:list>
          </table:table-cell>
        </table:table-row>
        <table:table-row>
          <table:table-cell table:style-name="Table4.A2" office:value-type="string">
            <text:list xml:id="list145450942748891" text:continue-numbering="true" text:style-name="L3">
              <text:list-item>
                <text:p text:style-name="P37">Print the sum of 5 valid inputs from the user(ignore the negative case and input must be a multiple of 3+) using break </text:p>
              </text:list-item>
            </text:list>
          </table:table-cell>
        </table:table-row>
        <table:table-row>
          <table:table-cell table:style-name="Table4.A2" office:value-type="string">
            <text:list xml:id="list145449666135524" text:continue-numbering="true" text:style-name="L3">
              <text:list-item>
                <text:p text:style-name="P37">Print the sum of valid inputs from the user atmost five inputs with sum must be less than 100</text:p>
              </text:list-item>
            </text:list>
          </table:table-cell>
        </table:table-row>
        <table:table-row>
          <table:table-cell table:style-name="Table4.A2" office:value-type="string">
            <text:list xml:id="list145450668306655" text:continue-numbering="true" text:style-name="L3">
              <text:list-item>
                <text:p text:style-name="P37">Print the sum of user inputs until user inputs zero and ignore negative numbers and atmost 5 user inputs</text:p>
              </text:list-item>
            </text:list>
          </table:table-cell>
        </table:table-row>
        <table:table-row>
          <table:table-cell table:style-name="Table4.A2" office:value-type="string">
            <text:list xml:id="list145451401525242" text:continue-numbering="true" text:style-name="L3">
              <text:list-item>
                <text:p text:style-name="P38">Print the sum of user inputs until user inputs zero and ignore negative numbers and atmost 5 user inputs with continue </text:p>
              </text:list-item>
            </text:list>
          </table:table-cell>
        </table:table-row>
        <table:table-row>
          <table:table-cell table:style-name="Table4.A2" office:value-type="string">
            <text:list xml:id="list145450010526221" text:continue-numbering="true" text:style-name="L3">
              <text:list-item>
                <text:p text:style-name="P38">Count the Number of inputs entered during summation of user inputs until user inputs zero(Like counter) or atmost 10 inputs </text:p>
              </text:list-item>
            </text:list>
          </table:table-cell>
        </table:table-row>
        <table:table-row>
          <table:table-cell table:style-name="Table4.A2" office:value-type="string">
            <text:list xml:id="list145449755841983" text:continue-numbering="true" text:style-name="L3">
              <text:list-item>
                <text:p text:style-name="P38">Print multiplication table of given user input upto user given range. </text:p>
              </text:list-item>
            </text:list>
          </table:table-cell>
        </table:table-row>
        <table:table-row>
          <table:table-cell table:style-name="Table4.A2" office:value-type="string">
            <text:list xml:id="list145450881950666" text:continue-numbering="true" text:style-name="L3">
              <text:list-item>
                <text:p text:style-name="P38">Print Multiplication tables of given user input continuously until user inputs zero. </text:p>
              </text:list-item>
            </text:list>
          </table:table-cell>
        </table:table-row>
        <table:table-row>
          <table:table-cell table:style-name="Table4.A2" office:value-type="string">
            <text:list xml:id="list145450687885594" text:continue-numbering="true" text:style-name="L3">
              <text:list-item>
                <text:p text:style-name="P38">Write a C program to get the factorial of given number </text:p>
              </text:list-item>
            </text:list>
          </table:table-cell>
        </table:table-row>
        <table:table-row>
          <table:table-cell table:style-name="Table4.A2" office:value-type="string">
            <text:list xml:id="list145450294767035" text:continue-numbering="true" text:style-name="L3">
              <text:list-item>
                <text:p text:style-name="P38">Write a C program to get the reverse of given number </text:p>
              </text:list-item>
            </text:list>
          </table:table-cell>
        </table:table-row>
        <table:table-row>
          <table:table-cell table:style-name="Table4.A2" office:value-type="string">
            <text:list xml:id="list145451102058153" text:continue-numbering="true" text:style-name="L3">
              <text:list-item>
                <text:p text:style-name="P38">Write a C program to check whether the given number is palindrome or not. </text:p>
              </text:list-item>
            </text:list>
          </table:table-cell>
        </table:table-row>
        <table:table-row>
          <table:table-cell table:style-name="Table4.A2" office:value-type="string">
            <text:list xml:id="list145450596508850" text:continue-numbering="true" text:style-name="L3">
              <text:list-item>
                <text:p text:style-name="P38">Write a C program to print fibonacci series within given range. </text:p>
              </text:list-item>
            </text:list>
          </table:table-cell>
        </table:table-row>
        <table:table-row>
          <table:table-cell table:style-name="Table4.A2" office:value-type="string">
            <text:list xml:id="list145449677952122" text:continue-numbering="true" text:style-name="L3">
              <text:list-item>
                <text:p text:style-name="P38">Write a C program to check whether the given number is Armstrong is not. </text:p>
              </text:list-item>
            </text:list>
          </table:table-cell>
        </table:table-row>
        <table:table-row>
          <table:table-cell table:style-name="Table4.A2" office:value-type="string">
            <text:list xml:id="list145449962651975" text:continue-numbering="true" text:style-name="L3">
              <text:list-item>
                <text:p text:style-name="P38"><text:s/>Write a C program to print the series of prime of numbers upto given range. </text:p>
              </text:list-item>
            </text:list>
          </table:table-cell>
        </table:table-row>
        <table:table-row>
          <table:table-cell table:style-name="Table4.A2" office:value-type="string">
            <text:list xml:id="list145451175710311" text:continue-numbering="true" text:style-name="L3">
              <text:list-item>
                <text:p text:style-name="P38">Write a C program to find the square root of given number. </text:p>
              </text:list-item>
            </text:list>
          </table:table-cell>
        </table:table-row>
        <table:table-row>
          <table:table-cell table:style-name="Table4.A2" office:value-type="string">
            <text:list xml:id="list145449616649501" text:continue-numbering="true" text:style-name="L3">
              <text:list-item>
                <text:p text:style-name="P38">Write a C program to get the sum of the digits of the given number. </text:p>
              </text:list-item>
            </text:list>
          </table:table-cell>
        </table:table-row>
        <table:table-row>
          <table:table-cell table:style-name="Table4.A2" office:value-type="string">
            <text:list xml:id="list145451474128460" text:continue-numbering="true" text:style-name="L3">
              <text:list-item>
                <text:p text:style-name="P38">Write a C program to print Right Identity matrix of given input number </text:p>
              </text:list-item>
            </text:list>
          </table:table-cell>
        </table:table-row>
        <table:table-row table:style-name="Table4.19">
          <table:table-cell table:style-name="Table4.A2" office:value-type="string">
            <text:list xml:id="list145451434288755" text:continue-numbering="true" text:style-name="L3">
              <text:list-item>
                <text:p text:style-name="P67"><text:s/><text:span text:style-name="T3">Write a C program to convert decimal to binary number of given input numbe</text:span><text:span text:style-name="T4">r</text:span></text:p>
              </text:list-item>
            </text:list>
          </table:table-cell>
        </table:table-row>
      </table:table>
      <text:p text:style-name="P5"/>
      <text:p text:style-name="P8">Arrays:</text:p>
      <text:p text:style-name="P8"/>
      <table:table table:name="Table5" table:style-name="Table5">
        <table:table-column table:style-name="Table5.A"/>
        <table:table-row>
          <table:table-cell table:style-name="Table5.A1" office:value-type="string">
            <text:list xml:id="list9007851033998340702" text:style-name="L4">
              <text:list-item>
                <text:p text:style-name="P40">Write a C program to assign characters into character array using assignment operations while displaying them both in value and character format using various format specifiers with the address of each and every array element?</text:p>
              </text:list-item>
            </text:list>
          </table:table-cell>
        </table:table-row>
        <table:table-row>
          <table:table-cell table:style-name="Table5.A2" office:value-type="string">
            <text:list xml:id="list145450488621656" text:continue-numbering="true" text:style-name="L4">
              <text:list-item>
                <text:p text:style-name="P41"><text:span text:style-name="T6">Write a C program to assign number</text:span>s<text:span text:style-name="T6"> into character array using assignment operations while displaying them both in value and character format using various format specifiers <text:s/>with the address of each and every array element?</text:span></text:p>
              </text:list-item>
            </text:list>
          </table:table-cell>
        </table:table-row>
        <table:table-row>
          <table:table-cell table:style-name="Table5.A2" office:value-type="string">
            <text:list xml:id="list145450468681703" text:continue-numbering="true" text:style-name="L4">
              <text:list-item>
                <text:p text:style-name="P42">Write a C program to <text:span text:style-name="T7">assign</text:span> numbers into <text:s/>Integer array<text:span text:style-name="T5"> using assignment operations </text:span><text:s/>while displaying them both in value format using various format specifiers <text:span text:style-name="T5">with the address of each and every array element </text:span>?</text:p>
              </text:list-item>
            </text:list>
          </table:table-cell>
        </table:table-row>
        <table:table-row>
          <table:table-cell table:style-name="Table5.A2" office:value-type="string">
            <text:list xml:id="list145450318644995" text:continue-numbering="true" text:style-name="L4">
              <text:list-item>
                <text:p text:style-name="P39"><text:s/><text:span text:style-name="T5">Write a C program to assign characters into integer array using assignment operations while displaying them both in value and character format using various format specifiers <text:s/>with the address of each and every array element?</text:span></text:p>
              </text:list-item>
            </text:list>
          </table:table-cell>
        </table:table-row>
        <table:table-row>
          <table:table-cell table:style-name="Table5.A2" office:value-type="string">
            <text:list xml:id="list145449660740618" text:continue-numbering="true" text:style-name="L4">
              <text:list-item>
                <text:p text:style-name="P40">Write a C program to input characters into character array while displaying them both in value and character format using various format specifiers <text:s/>with the address of each and every array element?</text:p>
              </text:list-item>
            </text:list>
          </table:table-cell>
        </table:table-row>
        <table:table-row>
          <table:table-cell table:style-name="Table5.A2" office:value-type="string">
            <text:list xml:id="list145451030902159" text:continue-numbering="true" text:style-name="L4">
              <text:list-item>
                <text:p text:style-name="P42">Write a C program to input numbers into <text:s/>Integer array while displaying them both in value and character format using various format specifiers <text:span text:style-name="T5">with the address of each and every array element </text:span>?</text:p>
              </text:list-item>
            </text:list>
          </table:table-cell>
        </table:table-row>
        <table:table-row>
          <table:table-cell table:style-name="Table5.A2" office:value-type="string">
            <text:list xml:id="list145449762816833" text:continue-numbering="true" text:style-name="L4">
              <text:list-item>
                <text:p text:style-name="P43">Intialise an integer array of size 10 with three element during array declaration and print the array with respective to its size irrespective of initialization of the array during declaration.</text:p>
              </text:list-item>
            </text:list>
          </table:table-cell>
        </table:table-row>
        <table:table-row>
          <table:table-cell table:style-name="Table5.A2" office:value-type="string">
            <text:list xml:id="list145449627294828" text:continue-numbering="true" text:style-name="L4">
              <text:list-item>
                <text:p text:style-name="P44">Write a C program to reverse an array of integers?</text:p>
              </text:list-item>
            </text:list>
          </table:table-cell>
        </table:table-row>
        <text:soft-page-break/>
        <table:table-row>
          <table:table-cell table:style-name="Table5.A2" office:value-type="string">
            <text:list xml:id="list145451340743465" text:continue-numbering="true" text:style-name="L4">
              <text:list-item>
                <text:p text:style-name="P44"><text:s/>Write a C program to input 10 integer and calculate <text:span text:style-name="T8">and print</text:span> sum and average of the array elements?</text:p>
              </text:list-item>
            </text:list>
          </table:table-cell>
        </table:table-row>
        <table:table-row>
          <table:table-cell table:style-name="Table5.A2" office:value-type="string">
            <text:list xml:id="list145449681976447" text:continue-numbering="true" text:style-name="L4">
              <text:list-item>
                <text:p text:style-name="P45">Write a C program to declare a short int array and assign some values and print values and their address</text:p>
              </text:list-item>
            </text:list>
          </table:table-cell>
        </table:table-row>
        <table:table-row>
          <table:table-cell table:style-name="Table5.A2" office:value-type="string">
            <text:list xml:id="list145450376867032" text:continue-numbering="true" text:style-name="L4">
              <text:list-item>
                <text:p text:style-name="P45">Write a C program to input 10 numbers and find the largest element in the array of integers.</text:p>
              </text:list-item>
            </text:list>
          </table:table-cell>
        </table:table-row>
        <table:table-row>
          <table:table-cell table:style-name="Table5.A2" office:value-type="string">
            <text:list xml:id="list145450414217766" text:continue-numbering="true" text:style-name="L4">
              <text:list-item>
                <text:p text:style-name="P42">Write a C program to <text:span text:style-name="T7">assign</text:span> numbers into <text:s/><text:span text:style-name="T9">float</text:span> array<text:span text:style-name="T5"> using assignment operations </text:span><text:s/>while displaying them both in value format using various format specifiers <text:span text:style-name="T5">with the address of each and every array element </text:span>?</text:p>
              </text:list-item>
            </text:list>
          </table:table-cell>
        </table:table-row>
        <table:table-row>
          <table:table-cell table:style-name="Table5.A2" office:value-type="string">
            <text:list xml:id="list145449743954743" text:continue-numbering="true" text:style-name="L4">
              <text:list-item>
                <text:p text:style-name="P42">Write a C program to <text:span text:style-name="T7">assign</text:span> numbers into <text:s/><text:span text:style-name="T9">double</text:span> array<text:span text:style-name="T5"> using assignment operations </text:span><text:s/>while displaying them both in value format using various format specifiers <text:span text:style-name="T5">with the address of each and every array element </text:span>?</text:p>
              </text:list-item>
            </text:list>
          </table:table-cell>
        </table:table-row>
        <table:table-row>
          <table:table-cell table:style-name="Table5.A2" office:value-type="string">
            <text:list xml:id="list145450941520758" text:continue-numbering="true" text:style-name="L4">
              <text:list-item>
                <text:p text:style-name="P46">Write a C program to search for an element in an array and if found diaplay the index of that element if not found the display 'the element was not found'</text:p>
              </text:list-item>
            </text:list>
          </table:table-cell>
        </table:table-row>
      </table:table>
      <text:p text:style-name="P26"/>
      <text:p text:style-name="P10">S<text:span text:style-name="T10">trings:</text:span></text:p>
      <text:p text:style-name="P10"/>
      <table:table table:name="Table6" table:style-name="Table6">
        <table:table-column table:style-name="Table6.A"/>
        <table:table-row>
          <table:table-cell table:style-name="Table6.A1" office:value-type="string">
            <text:list xml:id="list5516156592351025797" text:style-name="L5">
              <text:list-item>
                <text:p text:style-name="P48">Write a c program to find the array size by initilizing the string without having array count?</text:p>
                <text:p text:style-name="P48">Ex: char ch[]=”string”;</text:p>
              </text:list-item>
            </text:list>
          </table:table-cell>
        </table:table-row>
        <table:table-row>
          <table:table-cell table:style-name="Table6.A2" office:value-type="string">
            <text:list xml:id="list145449868787000" text:continue-numbering="true" text:style-name="L5">
              <text:list-item>
                <text:p text:style-name="P48">Write a c program to find the array size by defining the string with array count?</text:p>
                <text:p text:style-name="P48">Ex : char ch[10];</text:p>
              </text:list-item>
            </text:list>
          </table:table-cell>
        </table:table-row>
        <table:table-row>
          <table:table-cell table:style-name="Table6.A2" office:value-type="string">
            <text:list xml:id="list145451199605082" text:continue-numbering="true" text:style-name="L5">
              <text:list-item>
                <text:p text:style-name="P48">Write a c program to accept characters from the user and display it as a string?</text:p>
              </text:list-item>
            </text:list>
          </table:table-cell>
        </table:table-row>
        <table:table-row>
          <table:table-cell table:style-name="Table6.A2" office:value-type="string">
            <text:list xml:id="list145451119942180" text:continue-numbering="true" text:style-name="L5">
              <text:list-item>
                <text:p text:style-name="P49">Write a c program to accept min characters from the user and display it as a string and continue the process until user enters 0?</text:p>
              </text:list-item>
            </text:list>
          </table:table-cell>
        </table:table-row>
        <table:table-row>
          <table:table-cell table:style-name="Table6.A2" office:value-type="string">
            <text:list xml:id="list145451047940013" text:continue-numbering="true" text:style-name="L5">
              <text:list-item>
                <text:p text:style-name="P49">Write a c program using string builtin functions(strlen(),strcpy(),strcat(),strcmp(),srencmp(),strncat(),strncpy(),strstr(),strchr(),strrchr())?</text:p>
              </text:list-item>
            </text:list>
          </table:table-cell>
        </table:table-row>
      </table:table>
      <text:p text:style-name="P9"/>
      <text:p text:style-name="P22">Functions:</text:p>
      <text:p text:style-name="P22"/>
      <table:table table:name="Table7" table:style-name="Table7">
        <table:table-column table:style-name="Table7.A"/>
        <table:table-row>
          <table:table-cell table:style-name="Table7.A1" office:value-type="string">
            <text:list xml:id="list7506624700860106476" text:style-name="L6">
              <text:list-item>
                <text:p text:style-name="P50">Write a function using no input and no output type?</text:p>
              </text:list-item>
            </text:list>
          </table:table-cell>
        </table:table-row>
        <table:table-row>
          <table:table-cell table:style-name="Table7.A2" office:value-type="string">
            <text:list xml:id="list145450965132959" text:continue-numbering="true" text:style-name="L6">
              <text:list-item>
                <text:p text:style-name="P50">Write a function using no input and output type( Ex : Random number generator )?</text:p>
              </text:list-item>
            </text:list>
          </table:table-cell>
        </table:table-row>
        <table:table-row>
          <table:table-cell table:style-name="Table7.A2" office:value-type="string">
            <text:list xml:id="list145451641581766" text:continue-numbering="true" text:style-name="L6">
              <text:list-item>
                <text:p text:style-name="P50">Write a function using input and no output type( Ex : Fibonaoicc series )?</text:p>
              </text:list-item>
            </text:list>
          </table:table-cell>
        </table:table-row>
        <table:table-row>
          <table:table-cell table:style-name="Table7.A2" office:value-type="string">
            <text:list xml:id="list145451309385789" text:continue-numbering="true" text:style-name="L6">
              <text:list-item>
                <text:p text:style-name="P50">Write a function using <text:span text:style-name="T11">input and output type ?</text:span></text:p>
              </text:list-item>
            </text:list>
          </table:table-cell>
        </table:table-row>
        <table:table-row>
          <table:table-cell table:style-name="Table7.A2" office:value-type="string">
            <text:list xml:id="list145450203922753" text:continue-numbering="true" text:style-name="L6">
              <text:list-item>
                <text:p text:style-name="P51">Write one function to convert Decimal number to octal number and binary number(Should be in generic way)?</text:p>
              </text:list-item>
            </text:list>
          </table:table-cell>
        </table:table-row>
        <table:table-row>
          <table:table-cell table:style-name="Table7.A2" office:value-type="string">
            <text:list xml:id="list145450686081038" text:continue-numbering="true" text:style-name="L6">
              <text:list-item>
                <text:p text:style-name="P52">Write a function to find the factorial of given number?</text:p>
              </text:list-item>
            </text:list>
          </table:table-cell>
        </table:table-row>
        <table:table-row>
          <table:table-cell table:style-name="Table7.A2" office:value-type="string">
            <text:list xml:id="list145449960379070" text:continue-numbering="true" text:style-name="L6">
              <text:list-item>
                <text:p text:style-name="P52">Write a function to check given number is armgstrong number or not?</text:p>
              </text:list-item>
            </text:list>
          </table:table-cell>
        </table:table-row>
        <table:table-row>
          <table:table-cell table:style-name="Table7.A2" office:value-type="string">
            <text:list xml:id="list145449661995418" text:continue-numbering="true" text:style-name="L6">
              <text:list-item>
                <text:p text:style-name="P52">Write a function to check given number is prime number or not?</text:p>
              </text:list-item>
            </text:list>
          </table:table-cell>
        </table:table-row>
        <table:table-row>
          <table:table-cell table:style-name="Table7.A2" office:value-type="string">
            <text:list xml:id="list145449638216898" text:continue-numbering="true" text:style-name="L6">
              <text:list-item>
                <text:p text:style-name="P52">Write a function to reverse the number?</text:p>
              </text:list-item>
            </text:list>
          </table:table-cell>
        </table:table-row>
        <table:table-row>
          <table:table-cell table:style-name="Table7.A2" office:value-type="string">
            <text:list xml:id="list145450141049310" text:continue-numbering="true" text:style-name="L6">
              <text:list-item>
                <text:p text:style-name="P52">Write a function to print the fibonoicc series and continue loop until user enters 0 and should not allow -Ve values?</text:p>
              </text:list-item>
            </text:list>
          </table:table-cell>
        </table:table-row>
      </table:table>
      <text:p text:style-name="P22"/>
      <text:p text:style-name="P15"/>
      <text:p text:style-name="P15"/>
      <text:p text:style-name="P27"/>
      <text:p text:style-name="P23">S<text:span text:style-name="T10">torage Classes:</text:span></text:p>
      <text:p text:style-name="P23"/>
      <table:table table:name="Table8" table:style-name="Table8">
        <table:table-column table:style-name="Table8.A"/>
        <table:table-row>
          <table:table-cell table:style-name="Table8.A1" office:value-type="string">
            <text:list xml:id="list3013380629042064694" text:style-name="L7">
              <text:list-item>
                <text:p text:style-name="P53">Write a c program with only one definition in one function using auto variable?</text:p>
              </text:list-item>
            </text:list>
          </table:table-cell>
        </table:table-row>
        <table:table-row>
          <table:table-cell table:style-name="Table8.A2" office:value-type="string">
            <text:list xml:id="list145450128559819" text:continue-numbering="true" text:style-name="L7">
              <text:list-item>
                <text:p text:style-name="P53">Write a c program with two definitions of same variable in two blocks using auto variable?</text:p>
              </text:list-item>
            </text:list>
          </table:table-cell>
        </table:table-row>
        <table:table-row>
          <table:table-cell table:style-name="Table8.A2" office:value-type="string">
            <text:list xml:id="list145451317985853" text:continue-numbering="true" text:style-name="L7">
              <text:list-item>
                <text:p text:style-name="P53">Write a c program using static variable with in the block?</text:p>
              </text:list-item>
            </text:list>
          </table:table-cell>
        </table:table-row>
        <text:soft-page-break/>
        <table:table-row>
          <table:table-cell table:style-name="Table8.A2" office:value-type="string">
            <text:list xml:id="list145450261413938" text:continue-numbering="true" text:style-name="L7">
              <text:list-item>
                <text:p text:style-name="P53">Write a c program using static variable before the main function(static variable with file)?</text:p>
              </text:list-item>
            </text:list>
          </table:table-cell>
        </table:table-row>
        <table:table-row>
          <table:table-cell table:style-name="Table8.A2" office:value-type="string">
            <text:list xml:id="list145449957437541" text:continue-numbering="true" text:style-name="L7">
              <text:list-item>
                <text:p text:style-name="P53">Write a c program using extern variable with two different files?</text:p>
              </text:list-item>
            </text:list>
          </table:table-cell>
        </table:table-row>
        <table:table-row>
          <table:table-cell table:style-name="Table8.A2" office:value-type="string">
            <text:list xml:id="list145451106401157" text:continue-numbering="true" text:style-name="L7">
              <text:list-item>
                <text:p text:style-name="P53">Write a c program using extern with in the function(Two different functions)?</text:p>
              </text:list-item>
            </text:list>
          </table:table-cell>
        </table:table-row>
      </table:table>
      <text:p text:style-name="P15"/>
      <text:p text:style-name="P24">R<text:span text:style-name="T10">ecursive Functions:</text:span></text:p>
      <text:p text:style-name="P24"/>
      <table:table table:name="Table9" table:style-name="Table9">
        <table:table-column table:style-name="Table9.A"/>
        <table:table-row>
          <table:table-cell table:style-name="Table9.A1" office:value-type="string">
            <text:list xml:id="list2420279354998770799" text:style-name="L8">
              <text:list-item>
                <text:p text:style-name="P54">Find the factorial for user input number using recursive functions?</text:p>
              </text:list-item>
            </text:list>
          </table:table-cell>
        </table:table-row>
        <table:table-row>
          <table:table-cell table:style-name="Table9.A2" office:value-type="string">
            <text:list xml:id="list145451251479201" text:continue-numbering="true" text:style-name="L8">
              <text:list-item>
                <text:p text:style-name="P54">Display fibnoicc series upto user entered range using recursive functions?</text:p>
              </text:list-item>
            </text:list>
          </table:table-cell>
        </table:table-row>
        <table:table-row>
          <table:table-cell table:style-name="Table9.A2" office:value-type="string">
            <text:list xml:id="list145450927101648" text:continue-numbering="true" text:style-name="L8">
              <text:list-item>
                <text:p text:style-name="P54">Accept number from input and sum of that number using recursive functions?<text:span text:style-name="T10">\</text:span></text:p>
                <text:p text:style-name="P54">Ex : 123 = 1+2+3 = 6</text:p>
              </text:list-item>
            </text:list>
          </table:table-cell>
        </table:table-row>
        <table:table-row>
          <table:table-cell table:style-name="Table9.A2" office:value-type="string">
            <text:list xml:id="list145449778641780" text:continue-numbering="true" text:style-name="L8">
              <text:list-item>
                <text:p text:style-name="P55">Accept the number from user and print the series of numbers from 1 to n(user entered number) and n to 1?</text:p>
              </text:list-item>
            </text:list>
          </table:table-cell>
        </table:table-row>
      </table:table>
      <text:p text:style-name="P16"/>
      <text:p text:style-name="P25">P<text:span text:style-name="T10">ointers:</text:span></text:p>
      <text:p text:style-name="P20"/>
      <table:table table:name="Table10" table:style-name="Table10">
        <table:table-column table:style-name="Table10.A"/>
        <table:table-row>
          <table:table-cell table:style-name="Table10.A1" office:value-type="string">
            <text:list xml:id="list7873140569780893735" text:style-name="L9">
              <text:list-item>
                <text:p text:style-name="P57">Assign and access the adresss and variable using pointers?(For all data types – int,char,float,double)</text:p>
              </text:list-item>
            </text:list>
          </table:table-cell>
        </table:table-row>
        <table:table-row>
          <table:table-cell table:style-name="Table10.A2" office:value-type="string">
            <text:list xml:id="list145451412897327" text:continue-numbering="true" text:style-name="L9">
              <text:list-item>
                <text:p text:style-name="P57">Access the integer,character,float,double arrays <text:s/>and print the adress and values of that array using pointers?</text:p>
              </text:list-item>
            </text:list>
          </table:table-cell>
        </table:table-row>
        <table:table-row>
          <table:table-cell table:style-name="Table10.A2" office:value-type="string">
            <text:list xml:id="list145450311256767" text:continue-numbering="true" text:style-name="L9">
              <text:list-item>
                <text:p text:style-name="P57">Accept input from user for 10 elements <text:s/>and fill that elements in an array and access that variables using pointers?</text:p>
              </text:list-item>
            </text:list>
          </table:table-cell>
        </table:table-row>
        <table:table-row>
          <table:table-cell table:style-name="Table10.A2" office:value-type="string">
            <text:list xml:id="list145450041359609" text:continue-numbering="true" text:style-name="L9">
              <text:list-item>
                <text:p text:style-name="P57">Accept input from the user until user enters 0 and fill the elemets in an array and access the variables using pointers?</text:p>
              </text:list-item>
            </text:list>
          </table:table-cell>
        </table:table-row>
        <table:table-row>
          <table:table-cell table:style-name="Table10.A2" office:value-type="string">
            <text:list xml:id="list145451539005225" text:continue-numbering="true" text:style-name="L9">
              <text:list-item>
                <text:p text:style-name="P57">Accept input from the user until user enters 0 then print sum and mul of that inputs using pointers?</text:p>
              </text:list-item>
            </text:list>
          </table:table-cell>
        </table:table-row>
        <table:table-row>
          <table:table-cell table:style-name="Table10.A2" office:value-type="string">
            <text:list xml:id="list145450003002650" text:continue-numbering="true" text:style-name="L9">
              <text:list-item>
                <text:p text:style-name="P57">Accept numbers from the user until enters 0 then count the even and odd numbers and print?</text:p>
              </text:list-item>
            </text:list>
          </table:table-cell>
        </table:table-row>
        <table:table-row>
          <table:table-cell table:style-name="Table10.A2" office:value-type="string">
            <text:list xml:id="list145450221392329" text:continue-numbering="true" text:style-name="L9">
              <text:list-item>
                <text:p text:style-name="P57">Search user entered element in an array and print the adress of that element?</text:p>
              </text:list-item>
            </text:list>
          </table:table-cell>
        </table:table-row>
        <table:table-row>
          <table:table-cell table:style-name="Table10.A2" office:value-type="string">
            <text:list xml:id="list145450266548913" text:continue-numbering="true" text:style-name="L9">
              <text:list-item>
                <text:p text:style-name="P57">Min and max values in array and print using pointers?</text:p>
              </text:list-item>
            </text:list>
          </table:table-cell>
        </table:table-row>
        <table:table-row>
          <table:table-cell table:style-name="Table10.A2" office:value-type="string">
            <text:list xml:id="list145450914748689" text:continue-numbering="true" text:style-name="L9">
              <text:list-item>
                <text:p text:style-name="P57">Accept the input from the user and find out how many times it was repeting in the array(initilize the array) and return count?</text:p>
              </text:list-item>
            </text:list>
          </table:table-cell>
        </table:table-row>
        <table:table-row>
          <table:table-cell table:style-name="Table10.A2" office:value-type="string">
            <text:list xml:id="list145450462751455" text:continue-numbering="true" text:style-name="L9">
              <text:list-item>
                <text:p text:style-name="P56">Take an array of two elements and perform pre/post increment and pre/post decrement and assignment operations?</text:p>
              </text:list-item>
            </text:list>
          </table:table-cell>
        </table:table-row>
        <table:table-row>
          <table:table-cell table:style-name="Table10.A2" office:value-type="string">
            <text:list xml:id="list145449557124436" text:continue-numbering="true" text:style-name="L9">
              <text:list-item>
                <text:p text:style-name="P56">Take an array of two elements and perform assignment with increment operations?</text:p>
              </text:list-item>
            </text:list>
          </table:table-cell>
        </table:table-row>
      </table:table>
      <table:table table:name="Table12" table:style-name="Table12">
        <table:table-column table:style-name="Table12.A"/>
        <table:table-row>
          <table:table-cell table:style-name="Table12.A1" office:value-type="string">
            <text:list xml:id="list145451278891992" text:continue-numbering="true" text:style-name="L9">
              <text:list-item>
                <text:p text:style-name="P58">Write a c program to Initilize the array elements and display adress and elements using array pointer?</text:p>
              </text:list-item>
            </text:list>
          </table:table-cell>
        </table:table-row>
        <table:table-row>
          <table:table-cell table:style-name="Table12.A2" office:value-type="string">
            <text:list xml:id="list145450009716277" text:continue-numbering="true" text:style-name="L9">
              <text:list-item>
                <text:p text:style-name="P58">Write a c program to initilize the integers values and an integer array and display the variable elements and array elements using pointer array?</text:p>
              </text:list-item>
            </text:list>
          </table:table-cell>
        </table:table-row>
        <table:table-row>
          <table:table-cell table:style-name="Table12.A2" office:value-type="string">
            <text:list xml:id="list145451171791241" text:continue-numbering="true" text:style-name="L9">
              <text:list-item>
                <text:p text:style-name="P58">Write a c program to accept two values from user and perform arithmetic operations using function pointers?</text:p>
              </text:list-item>
            </text:list>
          </table:table-cell>
        </table:table-row>
        <table:table-row>
          <table:table-cell table:style-name="Table12.A2" office:value-type="string">
            <text:list xml:id="list145450673679441" text:continue-numbering="true" text:style-name="L9">
              <text:list-item>
                <text:p text:style-name="P58">Write a c program to access multi-dimensional array using array of pointers and display each row starting adress?</text:p>
              </text:list-item>
            </text:list>
          </table:table-cell>
        </table:table-row>
        <table:table-row>
          <table:table-cell table:style-name="Table12.A2" office:value-type="string">
            <text:list xml:id="list145451468161159" text:continue-numbering="true" text:style-name="L9">
              <text:list-item>
                <text:p text:style-name="P58">Write a c program to accept strings from user and store the strings in an array using array of pointers?</text:p>
              </text:list-item>
            </text:list>
          </table:table-cell>
        </table:table-row>
        <table:table-row>
          <table:table-cell table:style-name="Table12.A2" office:value-type="string">
            <text:list xml:id="list145451158795199" text:continue-numbering="true" text:style-name="L9">
              <text:list-item>
                <text:p text:style-name="P58">Write a <text:s/>program to Display the diagonals of matrix by using pointer to an array?</text:p>
              </text:list-item>
            </text:list>
          </table:table-cell>
        </table:table-row>
        <table:table-row>
          <table:table-cell table:style-name="Table12.A2" office:value-type="string">
            <text:list xml:id="list145450328358330" text:continue-numbering="true" text:style-name="L9">
              <text:list-item>
                <text:p text:style-name="P58">Write a program to perform matrix addition by using pointer to an array?</text:p>
              </text:list-item>
            </text:list>
          </table:table-cell>
        </table:table-row>
      </table:table>
      <text:p text:style-name="P21"/>
      <text:p text:style-name="P11">Call by Value &amp; Call by Reference:</text:p>
      <text:p text:style-name="P11"/>
      <table:table table:name="Table11" table:style-name="Table11">
        <table:table-column table:style-name="Table11.A"/>
        <table:table-row>
          <table:table-cell table:style-name="Table11.A1" office:value-type="string">
            <text:list xml:id="list4657410309422712451" text:style-name="L10">
              <text:list-item>
                <text:p text:style-name="P59">Pass to values to the function and do arthimetic operations <text:s/>and return 4 outputs(Add,Sub,Mul,Div) <text:s/>to the main? (Call by reference)?</text:p>
              </text:list-item>
            </text:list>
          </table:table-cell>
        </table:table-row>
        <text:soft-page-break/>
        <table:table-row>
          <table:table-cell table:style-name="Table11.A2" office:value-type="string">
            <text:list xml:id="list145450017871879" text:continue-numbering="true" text:style-name="L10">
              <text:list-item>
                <text:p text:style-name="P59">Accept the elements from the user into an array ,Ask user choice if user enters 1 remove odd values from the array and return elements if user enters 2 remove even values from the array and return?</text:p>
              </text:list-item>
            </text:list>
          </table:table-cell>
        </table:table-row>
        <table:table-row>
          <table:table-cell table:style-name="Table11.A2" office:value-type="string">
            <text:list xml:id="list145450190293365" text:continue-numbering="true" text:style-name="L10">
              <text:list-item>
                <text:p text:style-name="P59">Print Fibanoicc series using pointers? </text:p>
              </text:list-item>
            </text:list>
          </table:table-cell>
        </table:table-row>
        <table:table-row>
          <table:table-cell table:style-name="Table11.A2" office:value-type="string">
            <text:list xml:id="list145450781521644" text:continue-numbering="true" text:style-name="L10">
              <text:list-item>
                <text:p text:style-name="P59">Reverse the array using pointers?</text:p>
              </text:list-item>
            </text:list>
          </table:table-cell>
        </table:table-row>
        <table:table-row>
          <table:table-cell table:style-name="Table11.A2" office:value-type="string">
            <text:list xml:id="list145450171365596" text:continue-numbering="true" text:style-name="L10">
              <text:list-item>
                <text:p text:style-name="P59">Write a c program to write our own strcat,strlen and strncmp functions using pointers?</text:p>
              </text:list-item>
            </text:list>
          </table:table-cell>
        </table:table-row>
        <table:table-row>
          <table:table-cell table:style-name="Table11.A2" office:value-type="string">
            <text:list xml:id="list145450320109409" text:continue-numbering="true" text:style-name="L10">
              <text:list-item>
                <text:p text:style-name="P59">Write a c program to reverse the string using pointers?</text:p>
              </text:list-item>
            </text:list>
          </table:table-cell>
        </table:table-row>
      </table:table>
      <text:p text:style-name="P17"/>
      <text:p text:style-name="P12">DMA:</text:p>
      <text:p text:style-name="P12"/>
      <table:table table:name="Table13" table:style-name="Table13">
        <table:table-column table:style-name="Table13.A"/>
        <table:table-row>
          <table:table-cell table:style-name="Table13.A1" office:value-type="string">
            <text:list xml:id="list8126735731205856494" text:style-name="L11">
              <text:list-item>
                <text:p text:style-name="P60">Write a c program to accept numbers from user and display elements using Malloc?</text:p>
              </text:list-item>
            </text:list>
          </table:table-cell>
        </table:table-row>
        <table:table-row>
          <table:table-cell table:style-name="Table13.A2" office:value-type="string">
            <text:list xml:id="list145451414707107" text:continue-numbering="true" text:style-name="L11">
              <text:list-item>
                <text:p text:style-name="P60">Write a c program to accept numbers from user and display elements using calloc?</text:p>
              </text:list-item>
            </text:list>
          </table:table-cell>
        </table:table-row>
        <table:table-row>
          <table:table-cell table:style-name="Table13.A2" office:value-type="string">
            <text:list xml:id="list145450790576395" text:continue-numbering="true" text:style-name="L11">
              <text:list-item>
                <text:p text:style-name="P60">Write a c program to accept numbers from the user using DMA <text:s/>and perform sum and avg?</text:p>
              </text:list-item>
            </text:list>
          </table:table-cell>
        </table:table-row>
        <table:table-row>
          <table:table-cell table:style-name="Table13.A2" office:value-type="string">
            <text:list xml:id="list145449980611949" text:continue-numbering="true" text:style-name="L11">
              <text:list-item>
                <text:p text:style-name="P61">Write a c program to accept two numbers one is number of elements(say n) and another one is num and fill the multiple of numbers in an array upto n and display using malloc?</text:p>
              </text:list-item>
            </text:list>
          </table:table-cell>
        </table:table-row>
        <table:table-row>
          <table:table-cell table:style-name="Table13.A2" office:value-type="string">
            <text:list xml:id="list145450017594770" text:continue-numbering="true" text:style-name="L11">
              <text:list-item>
                <text:p text:style-name="P61">Write a c program to accept two numbers and store the multiples upto 10 between that range and return the multiples according to users choice—using DMA?</text:p>
              </text:list-item>
            </text:list>
          </table:table-cell>
        </table:table-row>
        <table:table-row>
          <table:table-cell table:style-name="Table13.A2" office:value-type="string">
            <text:list xml:id="list145451236637698" text:continue-numbering="true" text:style-name="L11">
              <text:list-item>
                <text:p text:style-name="P61">Accept the strings until user enters 0 and store all the strings in an array and dislapy using realloc?</text:p>
              </text:list-item>
            </text:list>
          </table:table-cell>
        </table:table-row>
        <table:table-row>
          <table:table-cell table:style-name="Table13.A2" office:value-type="string">
            <text:list xml:id="list145451575495362" text:continue-numbering="true" text:style-name="L11">
              <text:list-item>
                <text:p text:style-name="P61">Write a c program to accept two numbers one is number of elements(say n) and another one is num and fill the multiple of numbers in an array upto n and display using realloc?</text:p>
              </text:list-item>
            </text:list>
          </table:table-cell>
        </table:table-row>
        <table:table-row>
          <table:table-cell table:style-name="Table13.A2" office:value-type="string">
            <text:list xml:id="list145449609274555" text:continue-numbering="true" text:style-name="L11">
              <text:list-item>
                <text:p text:style-name="P61"><text:span text:style-name="T12">Write a c program to a</text:span>ccept start and end values from user and <text:span text:style-name="T12">find out the prime numbers in between that range and the store in the memory?</text:span></text:p>
              </text:list-item>
            </text:list>
          </table:table-cell>
        </table:table-row>
        <table:table-row>
          <table:table-cell table:style-name="Table13.A2" office:value-type="string">
            <text:list xml:id="list145450503354210" text:continue-numbering="true" text:style-name="L11">
              <text:list-item>
                <text:p text:style-name="P62">Write a c program to accept the string and calculate the difference of everu two characters if that difference is equal for every iteration display one message if not display another message?</text:p>
              </text:list-item>
            </text:list>
          </table:table-cell>
        </table:table-row>
        <table:table-row>
          <table:table-cell table:style-name="Table13.A2" office:value-type="string">
            <text:list xml:id="list145449693452118" text:continue-numbering="true" text:style-name="L11">
              <text:list-item>
                <text:p text:style-name="P62">Write a c program to accept the string and ask user choice either 2 or 4 if choice is 2 display the string as 2 bytes for every row if choice is 4 then display 4 bytes for every row?</text:p>
              </text:list-item>
            </text:list>
          </table:table-cell>
        </table:table-row>
        <table:table-row>
          <table:table-cell table:style-name="Table13.A2" office:value-type="string">
            <text:list xml:id="list145451507608605" text:continue-numbering="true" text:style-name="L11">
              <text:list-item>
                <text:p text:style-name="P63">Use DMA accept string from the user and replace with secceding vowel?</text:p>
              </text:list-item>
            </text:list>
          </table:table-cell>
        </table:table-row>
        <table:table-row>
          <table:table-cell table:style-name="Table13.A2" office:value-type="string">
            <text:list xml:id="list145451299647122" text:continue-numbering="true" text:style-name="L11">
              <text:list-item>
                <text:p text:style-name="P63">Accept the string from the user and pass that to tha function and return the adress using DMA?</text:p>
              </text:list-item>
            </text:list>
          </table:table-cell>
        </table:table-row>
        <table:table-row>
          <table:table-cell table:style-name="Table13.A2" office:value-type="string">
            <text:list xml:id="list145450219440850" text:continue-numbering="true" text:style-name="L11">
              <text:list-item>
                <text:p text:style-name="P63">Implement our own strcat function using realloc?</text:p>
              </text:list-item>
            </text:list>
          </table:table-cell>
        </table:table-row>
        <table:table-row>
          <table:table-cell table:style-name="Table13.A2" office:value-type="string">
            <text:list xml:id="list145451383901764" text:continue-numbering="true" text:style-name="L11">
              <text:list-item>
                <text:p text:style-name="P63">Accept string from the user and remove duplicates from the string and return the value?</text:p>
              </text:list-item>
            </text:list>
          </table:table-cell>
        </table:table-row>
      </table:table>
      <text:p text:style-name="P18"/>
      <text:p text:style-name="P13">Structures &amp; Unions:</text:p>
      <text:p text:style-name="P19"/>
      <table:table table:name="Table14" table:style-name="Table14">
        <table:table-column table:style-name="Table14.A"/>
        <table:table-row>
          <table:table-cell table:style-name="Table14.A1" office:value-type="string">
            <text:list xml:id="list4752710622658866633" text:style-name="L12">
              <text:list-item>
                <text:p text:style-name="P70">Initilize the integer and character variables in structure and print the values using that structure?</text:p>
              </text:list-item>
            </text:list>
          </table:table-cell>
        </table:table-row>
        <table:table-row>
          <table:table-cell table:style-name="Table14.A2" office:value-type="string">
            <text:list xml:id="list145449640246103" text:continue-numbering="true" text:style-name="L12">
              <text:list-item>
                <text:p text:style-name="P70">Assign integer and character variables and print the values and adresses using structures?</text:p>
              </text:list-item>
            </text:list>
          </table:table-cell>
        </table:table-row>
        <table:table-row>
          <table:table-cell table:style-name="Table14.A2" office:value-type="string">
            <text:list xml:id="list145450925779790" text:continue-numbering="true" text:style-name="L12">
              <text:list-item>
                <text:p text:style-name="P70">Write a c program print the values (taking values from user input) using structures?</text:p>
              </text:list-item>
            </text:list>
          </table:table-cell>
        </table:table-row>
      </table:table>
      <table:table table:name="Table15" table:style-name="Table15">
        <table:table-column table:style-name="Table15.A"/>
        <table:table-row>
          <table:table-cell table:style-name="Table15.A1" office:value-type="string">
            <text:list xml:id="list145449987535271" text:continue-numbering="true" text:style-name="L12">
              <text:list-item>
                <text:p text:style-name="P70">Write a c program to assign the memory dynamically and assign the values in that memory using structures?</text:p>
              </text:list-item>
            </text:list>
          </table:table-cell>
        </table:table-row>
        <table:table-row>
          <table:table-cell table:style-name="Table15.A2" office:value-type="string">
            <text:list xml:id="list145451038491077" text:continue-numbering="true" text:style-name="L12">
              <text:list-item>
                <text:p text:style-name="P70">Write a c program to assign the variables (int and char) using unions?</text:p>
              </text:list-item>
            </text:list>
          </table:table-cell>
        </table:table-row>
      </table:table>
      <table:table table:name="Table16" table:style-name="Table16">
        <table:table-column table:style-name="Table16.A"/>
        <table:table-row>
          <table:table-cell table:style-name="Table16.A1" office:value-type="string">
            <text:list xml:id="list145449724411135" text:continue-numbering="true" text:style-name="L12">
              <text:list-item>
                <text:p text:style-name="P70">Write a c program to initilize the variables (int and cahr) using unions?</text:p>
              </text:list-item>
            </text:list>
          </table:table-cell>
        </table:table-row>
        <table:table-row>
          <table:table-cell table:style-name="Table16.A2" office:value-type="string">
            <text:list xml:id="list145450027594193" text:continue-numbering="true" text:style-name="L12">
              <text:list-item>
                <text:p text:style-name="P70">Write a c program to take the user input from the user (int and char) using unions?</text:p>
              </text:list-item>
            </text:list>
          </table:table-cell>
        </table:table-row>
      </table:table>
      <text:p text:style-name="P19"/>
      <text:p text:style-name="P13">Files:</text:p>
      <text:p text:style-name="P13"/>
      <table:table table:name="Table17" table:style-name="Table17">
        <table:table-column table:style-name="Table17.A"/>
        <table:table-row>
          <table:table-cell table:style-name="Table17.A1" office:value-type="string">
            <text:list xml:id="list9039851105222641908" text:style-name="L13">
              <text:list-item>
                <text:p text:style-name="P64">Write a c program to accept input from the user and write into the file?</text:p>
              </text:list-item>
            </text:list>
          </table:table-cell>
        </table:table-row>
        <table:table-row>
          <table:table-cell table:style-name="Table17.A2" office:value-type="string">
            <text:list xml:id="list145450653657493" text:continue-numbering="true" text:style-name="L13">
              <text:list-item>
                <text:p text:style-name="P64">Write a c program to copy data from one file to another file?</text:p>
              </text:list-item>
            </text:list>
          </table:table-cell>
        </table:table-row>
        <text:soft-page-break/>
        <table:table-row>
          <table:table-cell table:style-name="Table17.A2" office:value-type="string">
            <text:list xml:id="list145450217484806" text:continue-numbering="true" text:style-name="L13">
              <text:list-item>
                <text:p text:style-name="P65">Write a c program to print the data read from the file?</text:p>
              </text:list-item>
            </text:list>
          </table:table-cell>
        </table:table-row>
        <table:table-row>
          <table:table-cell table:style-name="Table17.A2" office:value-type="string">
            <text:list xml:id="list145449535154050" text:continue-numbering="true" text:style-name="L13">
              <text:list-item>
                <text:p text:style-name="P71">Take a file(Should contain names,marks and grades),Ask the user to give grade as input according to that display names and marks?</text:p>
              </text:list-item>
            </text:list>
          </table:table-cell>
        </table:table-row>
        <table:table-row>
          <table:table-cell table:style-name="Table17.A2" office:value-type="string">
            <text:list xml:id="list145449661736578" text:continue-numbering="true" text:style-name="L13">
              <text:list-item>
                <text:p text:style-name="P71">Write a c program to count the number of words in a file?</text:p>
              </text:list-item>
            </text:list>
          </table:table-cell>
        </table:table-row>
        <table:table-row>
          <table:table-cell table:style-name="Table17.A2" office:value-type="string">
            <text:list xml:id="list145450019630448" text:continue-numbering="true" text:style-name="L13">
              <text:list-item>
                <text:p text:style-name="P72">Implement word count and display word count of a particular file?</text:p>
              </text:list-item>
            </text:list>
          </table:table-cell>
        </table:table-row>
        <table:table-row>
          <table:table-cell table:style-name="Table17.A2" office:value-type="string">
            <text:list xml:id="list145451175232622" text:continue-numbering="true" text:style-name="L13">
              <text:list-item>
                <text:p text:style-name="P72">Write a c program to search the user input string in a file?</text:p>
              </text:list-item>
            </text:list>
          </table:table-cell>
        </table:table-row>
        <table:table-row>
          <table:table-cell table:style-name="Table17.A2" office:value-type="string">
            <text:list xml:id="list145450470988885" text:continue-numbering="true" text:style-name="L13">
              <text:list-item>
                <text:p text:style-name="P72">Write a c program to calculate number of vowels in a file?</text:p>
              </text:list-item>
            </text:list>
          </table:table-cell>
        </table:table-row>
        <table:table-row>
          <table:table-cell table:style-name="Table17.A2" office:value-type="string">
            <text:list xml:id="list145450517600181" text:continue-numbering="true" text:style-name="L13">
              <text:list-item>
                <text:p text:style-name="P72">Write a c program to concatinate two files into third file?</text:p>
              </text:list-item>
            </text:list>
          </table:table-cell>
        </table:table-row>
        <table:table-row>
          <table:table-cell table:style-name="Table17.A2" office:value-type="string">
            <text:list xml:id="list145449697721689" text:continue-numbering="true" text:style-name="L13">
              <text:list-item>
                <text:p text:style-name="P72">Write a c program to demonstrate fseek() and ftell()?</text:p>
              </text:list-item>
            </text:list>
          </table:table-cell>
        </table:table-row>
        <table:table-row>
          <table:table-cell table:style-name="Table17.A2" office:value-type="string">
            <text:list xml:id="list145449584549952" text:continue-numbering="true" text:style-name="L13">
              <text:list-item>
                <text:p text:style-name="P72">Write a c program to demonistarte r+,w+,a+?</text:p>
              </text:list-item>
            </text:list>
          </table:table-cell>
        </table:table-row>
        <table:table-row>
          <table:table-cell table:style-name="Table17.A2" office:value-type="string">
            <text:list xml:id="list145451168102081" text:continue-numbering="true" text:style-name="L13">
              <text:list-item>
                <text:p text:style-name="P66">Write a c program to calculate sum and average of values in file(File should contain numbers)?</text:p>
              </text:list-item>
            </text:list>
          </table:table-cell>
        </table:table-row>
      </table:table>
      <text:p text:style-name="P13"/>
      <text:p text:style-name="P14"/>
      <text:p text:style-name="P68">Total Programs : 13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19T13:47:18.961826365</meta:creation-date>
    <dc:date>2017-01-19T14:54:49.446656570</dc:date>
    <meta:editing-duration>PT24M13S</meta:editing-duration>
    <meta:editing-cycles>5</meta:editing-cycles>
    <meta:generator>LibreOffice/4.2.8.2$Linux_X86_64 LibreOffice_project/420m0$Build-2</meta:generator>
    <meta:document-statistic meta:table-count="17" meta:image-count="0" meta:object-count="0" meta:page-count="6" meta:paragraph-count="164" meta:word-count="2625" meta:character-count="14763" meta:non-whitespace-character-count="12251"/>
  </office:meta>
</office:document-meta>
</file>